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size="6pt" style:font-size-asian="6pt" style:font-size-complex="6pt"/>
    </style:style>
    <style:style style:name="P2" style:family="paragraph" style:parent-style-name="Preformatted_20_Text">
      <style:text-properties style:font-name="DejaVu Sans Mono" fo:font-size="6pt" officeooo:paragraph-rsid="0041947a" style:font-size-asian="6pt" style:font-size-complex="6pt"/>
    </style:style>
    <style:style style:name="P3" style:family="paragraph" style:parent-style-name="Preformatted_20_Text">
      <style:text-properties fo:font-size="6pt" style:font-size-asian="6pt" style:font-size-complex="6pt"/>
    </style:style>
    <style:style style:name="P4" style:family="paragraph" style:parent-style-name="Preformatted_20_Text">
      <style:paragraph-properties fo:margin-top="0in" fo:margin-bottom="0.1965in" style:contextual-spacing="false"/>
      <style:text-properties fo:font-size="6pt" style:font-size-asian="6pt" style:font-size-complex="6pt"/>
    </style:style>
    <style:style style:name="P5" style:family="paragraph" style:parent-style-name="Preformatted_20_Text">
      <style:paragraph-properties fo:margin-top="0in" fo:margin-bottom="0.1965in" style:contextual-spacing="false"/>
      <style:text-properties style:font-name="DejaVu Sans Mono" fo:font-size="6pt" style:font-size-asian="6pt" style:font-size-complex="6pt"/>
    </style:style>
    <style:style style:name="P6" style:family="paragraph" style:parent-style-name="Standard">
      <style:text-properties style:font-name="DejaVu Sans Mono" fo:font-size="6pt" style:font-size-asian="6pt" style:font-size-complex="6pt"/>
    </style:style>
    <style:style style:name="P7" style:family="paragraph" style:parent-style-name="Heading_20_3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background-color="#4b1f6f" loext:char-shading-value="0" style:font-size-asian="6pt" style:font-size-complex="6pt"/>
    </style:style>
    <style:style style:name="T3" style:family="text">
      <style:text-properties fo:font-size="6pt" fo:background-color="#008000" loext:char-shading-value="0" style:font-size-asian="6pt" style:font-size-complex="6pt"/>
    </style:style>
    <style:style style:name="T4" style:family="text">
      <style:text-properties fo:font-size="6pt" officeooo:rsid="0046d28e" fo:background-color="#008000" loext:char-shading-value="0" style:font-size-asian="6pt" style:font-size-complex="6pt"/>
    </style:style>
    <style:style style:name="T5" style:family="text">
      <style:text-properties fo:font-size="6pt" officeooo:rsid="004860a1" fo:background-color="#008000" loext:char-shading-value="0" style:font-size-asian="6pt" style:font-size-complex="6pt"/>
    </style:style>
    <style:style style:name="T6" style:family="text">
      <style:text-properties fo:font-size="6pt" officeooo:rsid="004ad752" fo:background-color="#008000" loext:char-shading-value="0" style:font-size-asian="6pt" style:font-size-complex="6pt"/>
    </style:style>
    <style:style style:name="T7" style:family="text">
      <style:text-properties fo:font-size="6pt" fo:background-color="transparent" loext:char-shading-value="0" style:font-size-asian="6pt" style:font-size-complex="6pt"/>
    </style:style>
    <style:style style:name="T8" style:family="text">
      <style:text-properties fo:font-size="6pt" fo:background-color="#ffff00" loext:char-shading-value="0" style:font-size-asian="6pt" style:font-size-complex="6pt"/>
    </style:style>
    <style:style style:name="T9" style:family="text">
      <style:text-properties fo:font-size="6pt" officeooo:rsid="0045bae9" fo:background-color="#ffff00" loext:char-shading-value="0" style:font-size-asian="6pt" style:font-size-complex="6pt"/>
    </style:style>
    <style:style style:name="T10" style:family="text">
      <style:text-properties style:font-name="DejaVu Sans Mono" fo:font-size="6pt" style:font-size-asian="6pt" style:font-size-complex="6pt"/>
    </style:style>
    <style:style style:name="T11" style:family="text">
      <style:text-properties style:font-name="DejaVu Sans Mono" fo:font-size="6pt" officeooo:rsid="004b3898" style:font-size-asian="6pt" style:font-size-complex="6pt"/>
    </style:style>
    <style:style style:name="T12" style:family="text">
      <style:text-properties style:font-name="DejaVu Sans Mono" fo:font-size="6pt" fo:background-color="transparent" loext:char-shading-value="0" style:font-size-asian="6pt" style:font-size-complex="6pt"/>
    </style:style>
    <style:style style:name="T13" style:family="text">
      <style:text-properties style:font-name="DejaVu Sans Mono" fo:font-size="6pt" officeooo:rsid="004b3898" fo:background-color="transparent" loext:char-shading-value="0" style:font-size-asian="6pt" style:font-size-complex="6pt"/>
    </style:style>
    <style:style style:name="T14" style:family="text">
      <style:text-properties style:font-name="DejaVu Sans Mono" fo:font-size="6pt" officeooo:rsid="004d6ec2" fo:background-color="transparent" loext:char-shading-value="0" style:font-size-asian="6pt" style:font-size-complex="6pt"/>
    </style:style>
    <style:style style:name="T15" style:family="text">
      <style:text-properties style:font-name="DejaVu Sans Mono" fo:font-size="6pt" officeooo:rsid="004f0e3f" fo:background-color="transparent" loext:char-shading-value="0" style:font-size-asian="6pt" style:font-size-complex="6pt"/>
    </style:style>
    <style:style style:name="T16" style:family="text">
      <style:text-properties style:font-name="DejaVu Sans Mono" fo:font-size="6pt" fo:background-color="#008000" loext:char-shading-value="0" style:font-size-asian="6pt" style:font-size-complex="6pt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4b3898" fo:background-color="transparent" loext:char-shading-value="0"/>
    </style:style>
    <style:style style:name="T19" style:family="text">
      <style:text-properties officeooo:rsid="004f0e3f" fo:background-color="transparent" loext:char-shading-value="0"/>
    </style:style>
    <style:style style:name="T20" style:family="text">
      <style:text-properties officeooo:rsid="0050bb36" fo:background-color="transparent" loext:char-shading-value="0"/>
    </style:style>
    <style:style style:name="T21" style:family="text">
      <style:text-properties officeooo:rsid="00523ba0" fo:background-color="transparent" loext:char-shading-value="0"/>
    </style:style>
    <style:style style:name="T22" style:family="text">
      <style:text-properties style:use-window-font-color="true" style:font-name="DejaVu Sans Mono" fo:font-size="6pt" fo:background-color="transparent" loext:char-shading-value="0" style:font-size-asian="6pt" style:font-size-complex="6pt"/>
    </style:style>
    <style:style style:name="T23" style:family="text">
      <style:text-properties fo:background-color="#ff950e" loext:char-shading-value="0"/>
    </style:style>
    <style:style style:name="T24" style:family="text">
      <style:text-properties fo:background-color="#aecf00" loext:char-shading-value="0"/>
    </style:style>
    <style:style style:name="T25" style:family="text">
      <style:text-properties fo:background-color="#4b1f6f" loext:char-shading-value="0"/>
    </style:style>
    <style:style style:name="T26" style:family="text">
      <style:text-properties fo:background-color="#008000" loext:char-shading-value="0"/>
    </style:style>
    <style:style style:name="T27" style:family="text">
      <style:text-properties fo:color="#000000" fo:font-size="6pt" fo:background-color="#008000" loext:char-shading-value="0" style:font-size-asian="6pt" style:font-size-complex="6pt"/>
    </style:style>
    <style:style style:name="T28" style:family="text">
      <style:text-properties officeooo:rsid="003b1983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45bae9" fo:background-color="#ffff00" loext:char-shading-value="0"/>
    </style:style>
    <style:style style:name="T31" style:family="text">
      <style:text-properties fo:background-color="#ff0000" loext:char-shading-value="0"/>
    </style:style>
    <style:style style:name="T32" style:family="text">
      <style:text-properties officeooo:rsid="00592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"/>0 <text:s text:c="8"/>1 <text:s text:c="8"/>2 <text:s text:c="8"/>3 <text:s text:c="8"/>4 <text:s text:c="8"/>5 <text:s text:c="8"/>6 <text:s text:c="7"/>7 <text:s text:c="7"/>8 <text:s text:c="8"/>9 <text:s text:c="8"/>A <text:s text:c="8"/>B <text:s text:c="8"/>C <text:s text:c="8"/>D <text:s text:c="8"/>E <text:s text:c="7"/>F</text:p>
      <text:p text:style-name="P3"><text:s/>+-----------------------------------------------------------+--------+--------+-----------------------------------------------------------+--------+--------+</text:p>
      <text:p text:style-name="Preformatted_20_Text"><text:span text:style-name="T1"><text:s/>| <text:s text:c="29"/></text:span><text:a xlink:type="simple" xlink:href="http://www.scs.stanford.edu/nyu/04fa/lab/i386/ADD.htm"><text:span text:style-name="T1">ADD</text:span></text:a><text:span text:style-name="T1"> <text:s text:c="25"/>| <text:s/></text:span><text:a xlink:type="simple" xlink:href="http://www.scs.stanford.edu/nyu/04fa/lab/i386/PUSH.htm"><text:span text:style-name="T1">PUSH</text:span></text:a><text:span text:style-name="T1"> <text:s/>| <text:s text:c="2"/></text:span><text:a xlink:type="simple" xlink:href="http://www.scs.stanford.edu/nyu/04fa/lab/i386/POP.htm"><text:span text:style-name="T1">POP</text:span></text:a><text:span text:style-name="T1"> <text:s/>| <text:s text:c="28"/></text:span><text:a xlink:type="simple" xlink:href="http://www.scs.stanford.edu/nyu/04fa/lab/i386/OR.htm"><text:span text:style-name="T1">OR</text:span></text:a><text:span text:style-name="T1"> <text:s text:c="27"/>| <text:s/></text:span><text:a xlink:type="simple" xlink:href="http://www.scs.stanford.edu/nyu/04fa/lab/i386/PUSH.htm"><text:span text:style-name="T1">PUSH</text:span></text:a><text:span text:style-name="T1"> <text:s/>| 2-byte |</text:span></text:p>
      <text:p text:style-name="P3">0|<text:span text:style-name="T26">---------+---------+---------+---------</text:span>+<text:span text:style-name="T26">---------+---------</text:span>+<text:span text:style-name="T26"> <text:s text:c="7"/></text:span>|<text:span text:style-name="T26"> <text:s text:c="7"/></text:span>+<text:span text:style-name="T26">---------+---------+---------+---------</text:span>+<text:span text:style-name="T26">---------+---------</text:span>+<text:span text:style-name="T26"> <text:s text:c="7"/></text:span>|<text:span text:style-name="T26"> <text:s text:c="7"/></text:span>|</text:p>
      <text:p text:style-name="P3"><text:s/>| <text:s/>Eb,Gb <text:s/>| <text:s/>Ev,Gv <text:s/>| <text:s/>Gb,Eb <text:s/>| <text:s/>Gv,Ev <text:s/>| <text:s/>AL,Ib <text:s/>| eAX,Iv <text:s/>| <text:s text:c="2"/>ES <text:s text:c="2"/>| <text:s text:c="2"/>ES <text:s text:c="2"/>| <text:s/>Eb,Gb <text:s/>| <text:s/>Ev,Gv <text:s/>| <text:s/>Gb,Eb <text:s/>| <text:s/>Gv,Ev <text:s/>| <text:s/>AL,Ib <text:s/>| eAX,Iv <text:s/>| <text:s text:c="2"/>CS <text:s text:c="2"/>| escape |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 text:c="29"/></text:span><text:a xlink:type="simple" xlink:href="http://www.scs.stanford.edu/nyu/04fa/lab/i386/ADC.htm"><text:span text:style-name="T1">ADC</text:span></text:a><text:span text:style-name="T1"> <text:s text:c="25"/>| <text:s/></text:span><text:a xlink:type="simple" xlink:href="http://www.scs.stanford.edu/nyu/04fa/lab/i386/PUSH.htm"><text:span text:style-name="T1">PUSH</text:span></text:a><text:span text:style-name="T1"> <text:s/>| <text:s text:c="2"/></text:span><text:a xlink:type="simple" xlink:href="http://www.scs.stanford.edu/nyu/04fa/lab/i386/POP.htm"><text:span text:style-name="T1">POP</text:span></text:a><text:span text:style-name="T1"> <text:s/>| <text:s text:c="27"/></text:span><text:a xlink:type="simple" xlink:href="http://www.scs.stanford.edu/nyu/04fa/lab/i386/SBB.htm"><text:span text:style-name="T1">SBB</text:span></text:a><text:span text:style-name="T1"> <text:s text:c="27"/>| <text:s/></text:span><text:a xlink:type="simple" xlink:href="http://www.scs.stanford.edu/nyu/04fa/lab/i386/PUSH.htm"><text:span text:style-name="T1">PUSH</text:span></text:a><text:span text:style-name="T1"> <text:s/>| <text:s/></text:span><text:a xlink:type="simple" xlink:href="http://www.scs.stanford.edu/nyu/04fa/lab/i386/POP.htm"><text:span text:style-name="T1">POP</text:span></text:a><text:span text:style-name="T1"> <text:s text:c="2"/>|</text:span></text:p>
      <text:p text:style-name="P3">1|<text:span text:style-name="T26">---------+---------+---------+---------</text:span>+<text:span text:style-name="T26">---------+---------</text:span>+<text:span text:style-name="T26"> <text:s text:c="7"/></text:span>|<text:span text:style-name="T26"> <text:s text:c="7"/></text:span>+<text:span text:style-name="T26">---------+---------+---------+---------</text:span>+<text:span text:style-name="T26">---------+---------</text:span>+<text:span text:style-name="T26"> <text:s text:c="7"/></text:span>|<text:span text:style-name="T26"> <text:s text:c="7"/></text:span>|</text:p>
      <text:p text:style-name="P3"><text:s/>| <text:s/>Eb,Gb <text:s/>| <text:s/>Ev,Gv <text:s/>| <text:s/>Gb,Eb <text:s/>| <text:s/>Gv,Ev <text:s/>| <text:s/>AL,Ib <text:s/>| eAX,Iv <text:s/>| <text:s text:c="2"/>SS <text:s text:c="2"/>| <text:s text:c="2"/>SS <text:s text:c="2"/>| <text:s/>Eb,Gb <text:s/>| <text:s/>Ev,Gv <text:s/>| <text:s/>Gb,Eb <text:s/>| <text:s/>Gv,Ev <text:s/>| <text:s/>AL,Ib <text:s/>| eAX,Iv <text:s/>| <text:s text:c="2"/>DS <text:s text:c="2"/>| <text:s text:c="2"/>DS <text:s text:c="2"/>|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 text:c="29"/></text:span><text:a xlink:type="simple" xlink:href="http://www.scs.stanford.edu/nyu/04fa/lab/i386/AND.htm"><text:span text:style-name="T1">AND</text:span></text:a><text:span text:style-name="T1"> <text:s text:c="25"/>| <text:s/>SEG <text:s text:c="2"/>| <text:s text:c="7"/>| <text:s text:c="27"/></text:span><text:a xlink:type="simple" xlink:href="http://www.scs.stanford.edu/nyu/04fa/lab/i386/SUB.htm"><text:span text:style-name="T1">SUB</text:span></text:a><text:span text:style-name="T1"> <text:s text:c="27"/>| <text:s/>SEG <text:s text:c="2"/>| <text:s text:c="7"/>|</text:span></text:p>
      <text:p text:style-name="Preformatted_20_Text"><text:span text:style-name="T1">2|</text:span><text:span text:style-name="T3">---------+---------+---------+---------</text:span><text:span text:style-name="T1">+</text:span><text:span text:style-name="T3">---------+---------</text:span><text:span text:style-name="T1">+</text:span><text:span text:style-name="T3"> <text:s text:c="7"/></text:span><text:span text:style-name="T1">|</text:span><text:span text:style-name="T3"> <text:s text:c="2"/></text:span><text:a xlink:type="simple" xlink:href="http://www.scs.stanford.edu/nyu/04fa/lab/i386/DAA.htm"><text:span text:style-name="T3">DAA</text:span></text:a><text:span text:style-name="T3"> <text:s/></text:span><text:span text:style-name="T1">+</text:span><text:span text:style-name="T3">---------+---------+---------+---------</text:span><text:span text:style-name="T1">+</text:span><text:span text:style-name="T3">---------+---------</text:span><text:span text:style-name="T1">+</text:span><text:span text:style-name="T3"> <text:s text:c="7"/></text:span><text:span text:style-name="T1">|</text:span><text:span text:style-name="T3"> <text:s/></text:span><text:a xlink:type="simple" xlink:href="http://www.scs.stanford.edu/nyu/04fa/lab/i386/DAS.htm"><text:span text:style-name="T3">DAS</text:span></text:a><text:span text:style-name="T3"> <text:s text:c="2"/></text:span><text:span text:style-name="T1">|</text:span></text:p>
      <text:p text:style-name="P3"><text:s/>| <text:s/>Eb,Gb <text:s/>| <text:s/>Ev,Gv <text:s/>| <text:s/>Gb,Eb <text:s/>| <text:s/>Gv,Ev <text:s/>| <text:s/>AL,Ib <text:s/>| eAX,Iv <text:s/>| <text:s/>=ES <text:s text:c="2"/>| <text:s text:c="7"/>| <text:s/>Eb,Gb <text:s/>| <text:s/>Ev,Gv <text:s/>| <text:s/>Gb,Eb <text:s/>| <text:s/>Gv,Ev <text:s/>| <text:s/>AL,Ib <text:s/>| eAX,Iv <text:s/>| <text:s/>=CS <text:s text:c="2"/>| <text:s text:c="7"/>|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 text:c="29"/></text:span><text:a xlink:type="simple" xlink:href="http://www.scs.stanford.edu/nyu/04fa/lab/i386/XOR.htm"><text:span text:style-name="T1">XOR</text:span></text:a><text:span text:style-name="T1"> <text:s text:c="25"/>| <text:s/>SEG <text:s text:c="2"/>| <text:s text:c="7"/>| <text:s text:c="27"/></text:span><text:a xlink:type="simple" xlink:href="http://www.scs.stanford.edu/nyu/04fa/lab/i386/CMP.htm"><text:span text:style-name="T1">CMP</text:span></text:a><text:span text:style-name="T1"> <text:s text:c="27"/>| <text:s/>SEG <text:s text:c="2"/>| <text:s text:c="7"/>|</text:span></text:p>
      <text:p text:style-name="Preformatted_20_Text"><text:span text:style-name="T1">3|</text:span><text:span text:style-name="T3">---------+---------+---------+---------</text:span><text:span text:style-name="T1">+</text:span><text:span text:style-name="T3">---------+---------</text:span><text:span text:style-name="T1">+</text:span><text:span text:style-name="T3"> <text:s text:c="7"/></text:span><text:span text:style-name="T1">|</text:span><text:span text:style-name="T3"> <text:s text:c="2"/></text:span><text:a xlink:type="simple" xlink:href="http://www.scs.stanford.edu/nyu/04fa/lab/i386/AAA.htm"><text:span text:style-name="T3">AAA</text:span></text:a><text:span text:style-name="T3"> <text:s/></text:span><text:span text:style-name="T1">+</text:span><text:span text:style-name="T3">---------+---------+---------+---------</text:span><text:span text:style-name="T1">+</text:span><text:span text:style-name="T3">---------+---------</text:span><text:span text:style-name="T1">+</text:span><text:span text:style-name="T3"> <text:s text:c="7"/></text:span><text:span text:style-name="T1">|</text:span><text:span text:style-name="T3"> <text:s/></text:span><text:a xlink:type="simple" xlink:href="http://www.scs.stanford.edu/nyu/04fa/lab/i386/AAS.htm"><text:span text:style-name="T3">AAS</text:span></text:a><text:span text:style-name="T3"> <text:s text:c="2"/></text:span><text:span text:style-name="T1">|</text:span></text:p>
      <text:p text:style-name="P3"><text:s/>| <text:s/>Eb,Gb <text:s/>| <text:s/>Ev,Gv <text:s/>| <text:s/>Gb,Eb <text:s/>| <text:s/>Gv,Ev <text:s/>| <text:s/>AL,Ib <text:s/>| eAX,Iv <text:s/>| <text:s/>=SS <text:s text:c="2"/>| <text:s text:c="7"/>| <text:s/>Eb,Gb <text:s/>| <text:s/>Ev,Gv <text:s/>| <text:s/>Gb,Eb <text:s/>| <text:s/>Gv,Ev <text:s/>| <text:s/>AL,Ib <text:s/>| eAX,Iv <text:s/>| <text:s/>=CS <text:s text:c="2"/>| <text:s text:c="7"/>|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 text:c="30"/></text:span><text:a xlink:type="simple" xlink:href="http://www.scs.stanford.edu/nyu/04fa/lab/i386/INC.htm"><text:span text:style-name="T1">INC</text:span></text:a><text:span text:style-name="T1"> general register <text:s text:c="25"/>| <text:s text:c="29"/></text:span><text:a xlink:type="simple" xlink:href="http://www.scs.stanford.edu/nyu/04fa/lab/i386/DEC.htm"><text:span text:style-name="T1">DEC</text:span></text:a><text:span text:style-name="T1"> general register <text:s text:c="26"/>|</text:span></text:p>
      <text:p text:style-name="P3">4|<text:span text:style-name="T26">---------+---------+---------+---------+---------+---------+--------+--------+---------+---------+---------+---------+---------+---------+--------+--------</text:span>+</text:p>
      <text:p text:style-name="P3"><text:s/>| <text:s text:c="2"/>eAX <text:s text:c="2"/>| <text:s text:c="2"/>eCX <text:s text:c="2"/>| <text:s text:c="2"/>eDX <text:s text:c="2"/>| <text:s text:c="2"/>eBX <text:s text:c="2"/>| <text:s text:c="2"/>eSP <text:s text:c="2"/>| <text:s text:c="2"/>eBP <text:s text:c="2"/>| <text:s/>eSI <text:s text:c="2"/>| <text:s/>eDI <text:s text:c="2"/>| <text:s text:c="2"/>eAX <text:s text:c="2"/>| <text:s text:c="2"/>eCX <text:s text:c="2"/>| <text:s text:c="2"/>eDX <text:s text:c="2"/>| <text:s text:c="2"/>eBX <text:s text:c="2"/>| <text:s text:c="2"/>eSP <text:s text:c="2"/>| <text:s text:c="2"/>eBP <text:s text:c="2"/>| <text:s text:c="2"/>eSI <text:s/>| <text:s/>eDI <text:s text:c="2"/>|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 text:c="30"/></text:span><text:a xlink:type="simple" xlink:href="http://www.scs.stanford.edu/nyu/04fa/lab/i386/PUSH.htm"><text:span text:style-name="T1">PUSH</text:span></text:a><text:span text:style-name="T1"> general register <text:s text:c="24"/>| <text:s text:c="25"/></text:span><text:a xlink:type="simple" xlink:href="http://www.scs.stanford.edu/nyu/04fa/lab/i386/POP.htm"><text:span text:style-name="T1">POP</text:span></text:a><text:span text:style-name="T1"> into general register <text:s text:c="25"/>|</text:span></text:p>
      <text:p text:style-name="P3">5|<text:span text:style-name="T26">---------+---------+---------+---------+---------+---------+--------+--------</text:span>+<text:span text:style-name="T26">---------+---------+---------+---------+---------+---------+--------+--------</text:span>+</text:p>
      <text:p text:style-name="P3"><text:s/>| <text:s text:c="2"/>eAX <text:s text:c="2"/>| <text:s text:c="2"/>eCX <text:s text:c="2"/>| <text:s text:c="2"/>eDX <text:s text:c="2"/>| <text:s text:c="2"/>eBX <text:s text:c="2"/>| <text:s text:c="2"/>eSP <text:s text:c="2"/>| <text:s text:c="2"/>eBP <text:s text:c="2"/>| <text:s/>eSI <text:s text:c="2"/>| <text:s/>eDI <text:s text:c="2"/>| <text:s text:c="2"/>eAX <text:s text:c="2"/>| <text:s text:c="2"/>eCX <text:s text:c="2"/>| <text:s text:c="2"/>eDX <text:s text:c="2"/>| <text:s text:c="2"/>eBX <text:s text:c="2"/>| <text:s text:c="2"/>eSP <text:s text:c="2"/>| <text:s text:c="2"/>eBP <text:s text:c="2"/>| <text:s/>eSI <text:s text:c="2"/>| <text:s/>eDI <text:s text:c="2"/>|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 text:c="8"/>| <text:s text:c="8"/>| <text:s/></text:span><text:a xlink:type="simple" xlink:href="http://www.scs.stanford.edu/nyu/04fa/lab/i386/BOUND.htm"><text:span text:style-name="T1">BOUND</text:span></text:a><text:span text:style-name="T1"> <text:s/>| <text:s/></text:span><text:a xlink:type="simple" xlink:href="http://www.scs.stanford.edu/nyu/04fa/lab/i386/ARPL.htm"><text:span text:style-name="T1">ARPL</text:span></text:a><text:span text:style-name="T1"> <text:s text:c="2"/>| <text:s text:c="2"/>SEG <text:s text:c="2"/>| <text:s text:c="2"/>SEG <text:s text:c="2"/>| Operand| Address| <text:s/></text:span><text:a xlink:type="simple" xlink:href="http://www.scs.stanford.edu/nyu/04fa/lab/i386/PUSH.htm"><text:span text:style-name="T1">PUSH</text:span></text:a><text:span text:style-name="T1"> <text:s text:c="2"/>| <text:s/></text:span><text:a xlink:type="simple" xlink:href="http://www.scs.stanford.edu/nyu/04fa/lab/i386/IMUL.htm"><text:span text:style-name="T1">IMUL</text:span></text:a><text:span text:style-name="T1"> <text:s text:c="2"/>| <text:s/></text:span><text:a xlink:type="simple" xlink:href="http://www.scs.stanford.edu/nyu/04fa/lab/i386/PUSH.htm"><text:span text:style-name="T1">PUSH</text:span></text:a><text:span text:style-name="T1"> <text:s text:c="2"/>| <text:s/></text:span><text:a xlink:type="simple" xlink:href="http://www.scs.stanford.edu/nyu/04fa/lab/i386/IMUL.htm"><text:span text:style-name="T1">IMUL</text:span></text:a><text:span text:style-name="T1"> <text:s text:c="2"/>| <text:s/></text:span><text:a xlink:type="simple" xlink:href="http://www.scs.stanford.edu/nyu/04fa/lab/i386/INS.htm"><text:span text:style-name="T1">INSB</text:span></text:a><text:span text:style-name="T1"> <text:s text:c="2"/>| </text:span><text:a xlink:type="simple" xlink:href="http://www.scs.stanford.edu/nyu/04fa/lab/i386/INS.htm"><text:span text:style-name="T1">INSW/D</text:span></text:a><text:span text:style-name="T1"> <text:s/>| </text:span><text:a xlink:type="simple" xlink:href="http://www.scs.stanford.edu/nyu/04fa/lab/i386/OUTS.htm"><text:span text:style-name="T1">OUTSB</text:span></text:a><text:span text:style-name="T1"> <text:s/>|</text:span><text:a xlink:type="simple" xlink:href="http://www.scs.stanford.edu/nyu/04fa/lab/i386/OUTS.htm"><text:span text:style-name="T1">OUTSW/D</text:span></text:a><text:span text:style-name="T1"> |</text:span></text:p>
      <text:p text:style-name="Preformatted_20_Text"><text:span text:style-name="T1">6|</text:span><text:span text:style-name="T3"> <text:s/></text:span><text:a xlink:type="simple" xlink:href="http://www.scs.stanford.edu/nyu/04fa/lab/i386/PUSHA.htm"><text:span text:style-name="T3">PUSHA</text:span></text:a><text:span text:style-name="T3"> <text:s/></text:span><text:span text:style-name="T1">|</text:span><text:span text:style-name="T3"> <text:s/></text:span><text:a xlink:type="simple" xlink:href="http://www.scs.stanford.edu/nyu/04fa/lab/i386/POPA.htm"><text:span text:style-name="T3">POPA</text:span></text:a><text:span text:style-name="T3"> <text:s text:c="2"/></text:span><text:span text:style-name="T1">|</text:span><text:span text:style-name="T3"> <text:s text:c="8"/></text:span><text:span text:style-name="T1">|</text:span><text:span text:style-name="T3"> <text:s text:c="8"/></text:span><text:span text:style-name="T1">|</text:span><text:span text:style-name="T3"> <text:s text:c="8"/></text:span><text:span text:style-name="T1">|</text:span><text:span text:style-name="T3"> <text:s text:c="8"/></text:span><text:span text:style-name="T1">|</text:span><text:span text:style-name="T3"> <text:s text:c="7"/></text:span><text:span text:style-name="T1">|</text:span><text:span text:style-name="T3"> <text:s text:c="7"/></text:span><text:span text:style-name="T1">|</text:span><text:span text:style-name="T3"> <text:s text:c="8"/></text:span><text:span text:style-name="T1">|</text:span><text:span text:style-name="T3"> <text:s text:c="8"/></text:span><text:span text:style-name="T1">|</text:span><text:span text:style-name="T3"> <text:s text:c="8"/></text:span><text:span text:style-name="T1">|</text:span><text:span text:style-name="T3"> <text:s text:c="8"/></text:span><text:span text:style-name="T1">|</text:span><text:span text:style-name="T3"> <text:s text:c="8"/>| <text:s text:c="8"/></text:span><text:span text:style-name="T1">|</text:span><text:span text:style-name="T3"> <text:s text:c="7"/>| <text:s text:c="7"/></text:span><text:span text:style-name="T1">|</text:span></text:p>
      <text:p text:style-name="P3"><text:s/>| <text:s text:c="8"/>| <text:s text:c="8"/>| <text:s/>Gv,Ma <text:s/>| <text:s/>Ew,Rw <text:s/>| <text:s text:c="2"/>=FS <text:s text:c="2"/>| <text:s text:c="2"/>=GS <text:s text:c="2"/>| <text:s/>Size <text:s/>| <text:s/>Size <text:s/>| <text:s text:c="2"/>Iv <text:s text:c="3"/>| GvEvIv <text:s/>| <text:s text:c="2"/>Ib <text:s text:c="3"/>| GvEvIv <text:s/>| <text:s/>Yb,DX <text:s/>| <text:s/>Yb,DX <text:s/>| Dx,Xb <text:s/>| DX,Xv <text:s/>|</text:p>
      <text:p text:style-name="P3"><text:s/>+---------+---------+---------+---------+---------+---------+--------+--------+---------+---------+---------+---------+---------+---------+--------+--------+</text:p>
      <text:p text:style-name="P3"><text:s/>| <text:s text:c="19"/>Short displacement jump of condition (Jb) <text:s text:c="15"/>| <text:s text:c="18"/>Short-displacement jump on condition(Jb) <text:s text:c="17"/>|</text:p>
      <text:p text:style-name="P3">7|<text:span text:style-name="T26">---------+---------+---------+---------+---------+---------+--------+--------+---------+---------+---------+---------+---------+---------+--------+--------</text:span>+</text:p>
      <text:p text:style-name="Preformatted_20_Text"><text:span text:style-name="T1"><text:s/>| <text:s text:c="2"/></text:span><text:a xlink:type="simple" xlink:href="http://www.scs.stanford.edu/nyu/04fa/lab/i386/Jcc.htm"><text:span text:style-name="T1">JO</text:span></text:a><text:span text:style-name="T1"> <text:s text:c="3"/>| <text:s text:c="2"/></text:span><text:a xlink:type="simple" xlink:href="http://www.scs.stanford.edu/nyu/04fa/lab/i386/Jcc.htm"><text:span text:style-name="T1">JNO</text:span></text:a><text:span text:style-name="T1"> <text:s text:c="2"/>| <text:s text:c="2"/></text:span><text:a xlink:type="simple" xlink:href="http://www.scs.stanford.edu/nyu/04fa/lab/i386/Jcc.htm"><text:span text:style-name="T1">JB</text:span></text:a><text:span text:style-name="T1"> <text:s text:c="3"/>| <text:s text:c="2"/></text:span><text:a xlink:type="simple" xlink:href="http://www.scs.stanford.edu/nyu/04fa/lab/i386/Jcc.htm"><text:span text:style-name="T1">JNB</text:span></text:a><text:span text:style-name="T1"> <text:s text:c="2"/>| <text:s text:c="2"/></text:span><text:a xlink:type="simple" xlink:href="http://www.scs.stanford.edu/nyu/04fa/lab/i386/Jcc.htm"><text:span text:style-name="T1">JZ</text:span></text:a><text:span text:style-name="T1"> <text:s text:c="3"/>| <text:s/></text:span><text:a xlink:type="simple" xlink:href="http://www.scs.stanford.edu/nyu/04fa/lab/i386/Jcc.htm"><text:span text:style-name="T1">JNZ</text:span></text:a><text:span text:style-name="T1"> <text:s text:c="3"/>| <text:s text:c="2"/></text:span><text:a xlink:type="simple" xlink:href="http://www.scs.stanford.edu/nyu/04fa/lab/i386/Jcc.htm"><text:span text:style-name="T1">JBE</text:span></text:a><text:span text:style-name="T1"> <text:s/>| <text:s/></text:span><text:a xlink:type="simple" xlink:href="http://www.scs.stanford.edu/nyu/04fa/lab/i386/Jcc.htm"><text:span text:style-name="T1">JNBE</text:span></text:a><text:span text:style-name="T1"> <text:s/>| <text:s text:c="2"/></text:span><text:a xlink:type="simple" xlink:href="http://www.scs.stanford.edu/nyu/04fa/lab/i386/Jcc.htm"><text:span text:style-name="T1">JS</text:span></text:a><text:span text:style-name="T1"> <text:s text:c="3"/>| <text:s text:c="2"/></text:span><text:a xlink:type="simple" xlink:href="http://www.scs.stanford.edu/nyu/04fa/lab/i386/Jcc.htm"><text:span text:style-name="T1">JNS</text:span></text:a><text:span text:style-name="T1"> <text:s text:c="2"/>| <text:s text:c="2"/></text:span><text:a xlink:type="simple" xlink:href="http://www.scs.stanford.edu/nyu/04fa/lab/i386/Jcc.htm"><text:span text:style-name="T1">JP</text:span></text:a><text:span text:style-name="T1"> <text:s text:c="3"/>| <text:s text:c="2"/></text:span><text:a xlink:type="simple" xlink:href="http://www.scs.stanford.edu/nyu/04fa/lab/i386/Jcc.htm"><text:span text:style-name="T1">JNP</text:span></text:a><text:span text:style-name="T1"> <text:s text:c="2"/>| <text:s text:c="2"/></text:span><text:a xlink:type="simple" xlink:href="http://www.scs.stanford.edu/nyu/04fa/lab/i386/Jcc.htm"><text:span text:style-name="T1">JL</text:span></text:a><text:span text:style-name="T1"> <text:s text:c="3"/>| <text:s/></text:span><text:a xlink:type="simple" xlink:href="http://www.scs.stanford.edu/nyu/04fa/lab/i386/Jcc.htm"><text:span text:style-name="T1">JNL</text:span></text:a><text:span text:style-name="T1"> <text:s text:c="3"/>| <text:s/></text:span><text:a xlink:type="simple" xlink:href="http://www.scs.stanford.edu/nyu/04fa/lab/i386/Jcc.htm"><text:span text:style-name="T1">JLE</text:span></text:a><text:span text:style-name="T1"> <text:s text:c="2"/>| <text:s/></text:span><text:a xlink:type="simple" xlink:href="http://www.scs.stanford.edu/nyu/04fa/lab/i386/Jcc.htm"><text:span text:style-name="T1">JNLE</text:span></text:a><text:span text:style-name="T1"> <text:s/>|</text:span>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/>Immediate Grpl <text:s text:c="2"/>|</text:span><text:bookmark-start text:name="__DdeLink__4153_1994375498"/><text:span text:style-name="T8"> </text:span><text:span text:style-name="T9">Imm Grp1</text:span><text:bookmark-end text:name="__DdeLink__4153_1994375498"/><text:span text:style-name="T1">| <text:s/>Grpl <text:s text:c="2"/>| <text:s text:c="6"/></text:span><text:a xlink:type="simple" xlink:href="http://www.scs.stanford.edu/nyu/04fa/lab/i386/TEST.htm"><text:span text:style-name="T1">TEST</text:span></text:a><text:span text:style-name="T1"> <text:s text:c="7"/>| <text:s text:c="5"/></text:span><text:a xlink:type="simple" xlink:href="http://www.scs.stanford.edu/nyu/04fa/lab/i386/XCHG.htm"><text:span text:style-name="T1">XCHG</text:span></text:a><text:span text:style-name="T1"> <text:s text:c="6"/>| <text:s text:c="16"/></text:span><text:a xlink:type="simple" xlink:href="http://www.scs.stanford.edu/nyu/04fa/lab/i386/MOV.htm"><text:span text:style-name="T1">MOV</text:span></text:a><text:span text:style-name="T1"> <text:s text:c="18"/>| <text:s text:c="2"/></text:span><text:a xlink:type="simple" xlink:href="http://www.scs.stanford.edu/nyu/04fa/lab/i386/MOV.htm"><text:span text:style-name="T1">MOV</text:span></text:a><text:span text:style-name="T1"> <text:s text:c="2"/>| <text:s text:c="2"/></text:span><text:a xlink:type="simple" xlink:href="http://www.scs.stanford.edu/nyu/04fa/lab/i386/LEA.htm"><text:span text:style-name="T1">LEA</text:span></text:a><text:span text:style-name="T1"> <text:s text:c="2"/>| <text:s/></text:span><text:a xlink:type="simple" xlink:href="http://www.scs.stanford.edu/nyu/04fa/lab/i386/MOV.htm"><text:span text:style-name="T1">MOV</text:span></text:a><text:span text:style-name="T1"> <text:s text:c="2"/>| <text:s/></text:span><text:a xlink:type="simple" xlink:href="http://www.scs.stanford.edu/nyu/04fa/lab/i386/POP.htm"><text:span text:style-name="T1">POP</text:span></text:a><text:span text:style-name="T1"> <text:s text:c="2"/>|</text:span></text:p>
      <text:p text:style-name="P3">8|<text:span text:style-name="T26">---------+---------</text:span>+<text:span text:style-name="T26"> <text:s text:c="8"/></text:span>|<text:span text:style-name="T26"> <text:s text:c="8"/></text:span>+<text:span text:style-name="T26">---------+---------</text:span>+<text:span text:style-name="T26">--------+--------</text:span>+<text:span text:style-name="T26">---------+---------+---------+---------</text:span>+<text:span text:style-name="T26"> <text:s text:c="8"/></text:span>|<text:span text:style-name="T26"> <text:s text:c="8"/></text:span>|<text:span text:style-name="T26"> <text:s text:c="7"/></text:span>|<text:span text:style-name="T26"> <text:s text:c="7"/></text:span>|</text:p>
      <text:p text:style-name="P3"><text:s/>| <text:s/>Eb,Ib <text:s/>| <text:s/>Ev,Iv <text:s/>|<text:span text:style-name="T29"> <text:s/></text:span><text:span text:style-name="T30">Eb,Ib</text:span><text:span text:style-name="T29"> <text:s/></text:span>| <text:s/>Ev,Iv <text:s/>| <text:s/>Eb,Gb <text:s/>| <text:s/>Ev,Gv <text:s/>| <text:s/>Eb,Gb | <text:s/>Ev,Gv | <text:s/>Eb,Gb <text:s/>| <text:s/>Ev,Gv <text:s/>| <text:s/>Gb,Eb <text:s/>| <text:s/>Gv,Ev <text:s/>| <text:s/>Ew,Sw <text:s/>| <text:s/>Gv,M <text:s text:c="2"/>| <text:s/>Sw,Ew | <text:s text:c="2"/>Ev <text:s text:c="2"/>|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 text:c="8"/>| <text:s text:c="13"/></text:span><text:a xlink:type="simple" xlink:href="http://www.scs.stanford.edu/nyu/04fa/lab/i386/XCHG.htm"><text:span text:style-name="T1">XCHG</text:span></text:a><text:span text:style-name="T1"> word or double-word register with eAX <text:s text:c="10"/>| <text:s text:c="8"/>| <text:s text:c="8"/>| <text:s/></text:span><text:a xlink:type="simple" xlink:href="http://www.scs.stanford.edu/nyu/04fa/lab/i386/CALL.htm"><text:span text:style-name="T1">CALL</text:span></text:a><text:span text:style-name="T1"> <text:s text:c="2"/>| <text:s text:c="8"/>| <text:s/></text:span><text:a xlink:type="simple" xlink:href="http://www.scs.stanford.edu/nyu/04fa/lab/i386/PUSHF.htm"><text:span text:style-name="T1">PUSHF</text:span></text:a><text:span text:style-name="T1"> <text:s/>| <text:s/></text:span><text:a xlink:type="simple" xlink:href="http://www.scs.stanford.edu/nyu/04fa/lab/i386/POPF.htm"><text:span text:style-name="T1">POPF</text:span></text:a><text:span text:style-name="T1"> <text:s text:c="2"/>| <text:s text:c="7"/>| <text:s text:c="7"/>|</text:span></text:p>
      <text:p text:style-name="Preformatted_20_Text"><text:span text:style-name="T1">9|</text:span><text:span text:style-name="T3"> <text:s text:c="2"/></text:span><text:a xlink:type="simple" xlink:href="http://www.scs.stanford.edu/nyu/04fa/lab/i386/NOP.htm"><text:span text:style-name="T3">NOP</text:span></text:a><text:span text:style-name="T3"> <text:s text:c="2"/>+---------+---------+---------+---------+---------+--------+--------</text:span><text:span text:style-name="T1">+</text:span><text:span text:style-name="T3"> <text:s text:c="2"/></text:span><text:a xlink:type="simple" xlink:href="http://www.scs.stanford.edu/nyu/04fa/lab/i386/CBW.htm"><text:span text:style-name="T3">CBW</text:span></text:a><text:span text:style-name="T3"> <text:s text:c="2"/></text:span><text:span text:style-name="T1">|</text:span><text:span text:style-name="T3"> <text:s text:c="2"/></text:span><text:a xlink:type="simple" xlink:href="http://www.scs.stanford.edu/nyu/04fa/lab/i386/CWD.htm"><text:span text:style-name="T3">CWD</text:span></text:a><text:span text:style-name="T3"> <text:s text:c="2"/></text:span><text:span text:style-name="T1">|</text:span><text:span text:style-name="T3"> <text:s text:c="8"/></text:span><text:span text:style-name="T1">|</text:span><text:span text:style-name="T3"> <text:s/></text:span><text:a xlink:type="simple" xlink:href="http://www.scs.stanford.edu/nyu/04fa/lab/i386/WAIT.htm"><text:span text:style-name="T3">WAIT</text:span></text:a><text:span text:style-name="T3"> <text:s text:c="2"/></text:span><text:span text:style-name="T1">|</text:span><text:span text:style-name="T3"> <text:s text:c="8"/></text:span><text:span text:style-name="T1">|</text:span><text:span text:style-name="T3"> <text:s text:c="8"/></text:span><text:span text:style-name="T1">|</text:span><text:span text:style-name="T3"> <text:s/></text:span><text:a xlink:type="simple" xlink:href="http://www.scs.stanford.edu/nyu/04fa/lab/i386/SAHF"><text:span text:style-name="T3">SAHF</text:span></text:a><text:span text:style-name="T3"> <text:s/></text:span><text:span text:style-name="T1">|</text:span><text:span text:style-name="T3"> <text:s/></text:span><text:a xlink:type="simple" xlink:href="http://www.scs.stanford.edu/nyu/04fa/lab/i386/LAHF.htm"><text:span text:style-name="T3">LAHF</text:span></text:a><text:span text:style-name="T3"> <text:s/></text:span><text:span text:style-name="T1">|</text:span></text:p>
      <text:p text:style-name="P3"><text:s/>| <text:s text:c="8"/>| <text:s text:c="2"/>eCX <text:s text:c="2"/>| <text:s text:c="2"/>eDX <text:s text:c="2"/>| <text:s text:c="2"/>eBX <text:s text:c="2"/>| <text:s text:c="2"/>eSP <text:s text:c="2"/>| <text:s text:c="2"/>eBP <text:s text:c="2"/>| <text:s/>eSI <text:s text:c="2"/>| <text:s/>eDI <text:s text:c="2"/>| <text:s text:c="8"/>| <text:s text:c="8"/>| <text:s text:c="2"/>Ap <text:s text:c="3"/>| <text:s text:c="8"/>| <text:s text:c="2"/>Fv <text:s text:c="3"/>| <text:s text:c="2"/>Fv <text:s text:c="3"/>| <text:s text:c="7"/>| <text:s text:c="7"/>|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 text:c="17"/></text:span><text:a xlink:type="simple" xlink:href="http://www.scs.stanford.edu/nyu/04fa/lab/i386/MOV.htm"><text:span text:style-name="T1">MOV</text:span></text:a><text:span text:style-name="T1"> <text:s text:c="17"/>| <text:s/></text:span><text:a xlink:type="simple" xlink:href="http://www.scs.stanford.edu/nyu/04fa/lab/i386/MOVS.htm"><text:span text:style-name="T1">MOVSB</text:span></text:a><text:span text:style-name="T1"> <text:s/>| </text:span><text:a xlink:type="simple" xlink:href="http://www.scs.stanford.edu/nyu/04fa/lab/i386/MOVS.htm"><text:span text:style-name="T1">MOVSW/D</text:span></text:a><text:span text:style-name="T1"> | </text:span><text:a xlink:type="simple" xlink:href="http://www.scs.stanford.edu/nyu/04fa/lab/i386/CMPS.htm"><text:span text:style-name="T1">CMPSB</text:span></text:a><text:span text:style-name="T1"> <text:s/>|</text:span><text:a xlink:type="simple" xlink:href="http://www.scs.stanford.edu/nyu/04fa/lab/i386/CMPS.htm"><text:span text:style-name="T1">CMPSW/D</text:span></text:a><text:span text:style-name="T1"> | <text:s text:c="6"/></text:span><text:a xlink:type="simple" xlink:href="http://www.scs.stanford.edu/nyu/04fa/lab/i386/TEST.htm"><text:span text:style-name="T1">TEST</text:span></text:a><text:span text:style-name="T1"> <text:s text:c="7"/>| <text:s/></text:span><text:a xlink:type="simple" xlink:href="http://www.scs.stanford.edu/nyu/04fa/lab/i386/STOS.htm"><text:span text:style-name="T1">STOSB</text:span></text:a><text:span text:style-name="T1"> <text:s/>| </text:span><text:a xlink:type="simple" xlink:href="http://www.scs.stanford.edu/nyu/04fa/lab/i386/STOS.htm"><text:span text:style-name="T1">STOSW/D</text:span></text:a><text:span text:style-name="T1"> | <text:s/></text:span><text:a xlink:type="simple" xlink:href="http://www.scs.stanford.edu/nyu/04fa/lab/i386/LODS.htm"><text:span text:style-name="T1">LODSB</text:span></text:a><text:span text:style-name="T1"> <text:s/>| </text:span><text:a xlink:type="simple" xlink:href="http://www.scs.stanford.edu/nyu/04fa/lab/i386/LODS.htm"><text:span text:style-name="T1">LODSW/D</text:span></text:a><text:span text:style-name="T1"> | </text:span><text:a xlink:type="simple" xlink:href="http://www.scs.stanford.edu/nyu/04fa/lab/i386/SCAS.htm"><text:span text:style-name="T1">SCASB</text:span></text:a><text:span text:style-name="T1"> <text:s/>|</text:span><text:a xlink:type="simple" xlink:href="http://www.scs.stanford.edu/nyu/04fa/lab/i386/SCAS.htm"><text:span text:style-name="T1">SCASW/D</text:span></text:a><text:span text:style-name="T1"> |</text:span></text:p>
      <text:p text:style-name="P3">A|<text:span text:style-name="T26">---------+---------+---------+---------</text:span>+<text:span text:style-name="T26"> <text:s text:c="8"/>| <text:s text:c="8"/></text:span>|<text:span text:style-name="T26"> <text:s text:c="7"/>| <text:s text:c="7"/></text:span>+<text:span text:style-name="T26">---------+---------</text:span>+<text:span text:style-name="T26"> <text:s text:c="8"/>| <text:s text:c="8"/></text:span>|<text:span text:style-name="T26"> <text:s text:c="8"/>| <text:s text:c="8"/></text:span>|<text:span text:style-name="T26"> <text:s text:c="7"/>| <text:s text:c="7"/></text:span>|</text:p>
      <text:p text:style-name="P3"><text:s/>| <text:s/>AL,Ob <text:s/>| <text:s/>eAX,Ov | <text:s/>Ob,AL <text:s/>| <text:s/>Ov,eAX | <text:s/>Xb,Yb <text:s/>| <text:s/>Xv,Yv <text:s/>| <text:s/>Xb,Yb | <text:s/>Xv,Yv | <text:s/>AL,Ib <text:s/>| eAX,Iv <text:s/>| <text:s/>Yb,AL <text:s/>| <text:s/>Yv,eAX | <text:s/>AL,Xb <text:s/>| eAX,Xv <text:s/>| <text:s/>AL,Xb |eAX,Xv <text:s/>|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 text:c="22"/></text:span><text:a xlink:type="simple" xlink:href="http://www.scs.stanford.edu/nyu/04fa/lab/i386/MOV.htm"><text:span text:style-name="T1">MOV</text:span></text:a><text:span text:style-name="T1"> immediate byte into byte register <text:s text:c="16"/>| <text:s text:c="7"/></text:span><text:a xlink:type="simple" xlink:href="http://www.scs.stanford.edu/nyu/04fa/lab/i386/MOV.htm"><text:span text:style-name="T1">MOV</text:span></text:a><text:span text:style-name="T1"> immediate word or double into word or double register <text:s text:c="11"/>|</text:span></text:p>
      <text:p text:style-name="P3">B|<text:span text:style-name="T26">---------+---------+---------+---------+---------+---------+--------+--------+---------+---------+---------+---------+---------+---------+--------+--------</text:span>+</text:p>
      <text:p text:style-name="P3"><text:s/>| <text:s text:c="3"/>AL <text:s text:c="2"/>| <text:s text:c="2"/>CL <text:s text:c="3"/>| <text:s text:c="2"/>DL <text:s text:c="3"/>| <text:s text:c="2"/>BL <text:s text:c="3"/>| <text:s text:c="2"/>AH <text:s text:c="3"/>| <text:s text:c="2"/>CH <text:s text:c="3"/>| <text:s text:c="2"/>DH <text:s text:c="2"/>| <text:s text:c="2"/>BH <text:s text:c="2"/>| <text:s text:c="2"/>eAX <text:s text:c="2"/>| <text:s text:c="2"/>eCX <text:s text:c="2"/>| <text:s text:c="2"/>eDX <text:s text:c="2"/>| <text:s text:c="2"/>eBX <text:s text:c="2"/>| <text:s text:c="2"/>eSP <text:s text:c="2"/>| <text:s text:c="2"/>eBP <text:s text:c="2"/>| <text:s text:c="2"/>eSI <text:s/>| <text:s/>eDI <text:s text:c="2"/>|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 text:c="3"/>Shift Grp2 <text:s text:c="4"/>| <text:s text:c="5"/></text:span><text:a xlink:type="simple" xlink:href="http://www.scs.stanford.edu/nyu/04fa/lab/i386/RET.htm"><text:span text:style-name="T1">RET</text:span></text:a><text:span text:style-name="T1"> near <text:s text:c="4"/>| <text:s text:c="2"/></text:span><text:a xlink:type="simple" xlink:href="http://www.scs.stanford.edu/nyu/04fa/lab/i386/LGS.htm"><text:span text:style-name="T1">LES</text:span></text:a><text:span text:style-name="T1"> <text:s text:c="2"/>| <text:s text:c="2"/></text:span><text:a xlink:type="simple" xlink:href="http://www.scs.stanford.edu/nyu/04fa/lab/i386/LGS.htm"><text:span text:style-name="T1">LDS</text:span></text:a><text:span text:style-name="T1"> <text:s text:c="2"/>| <text:s text:c="6"/></text:span><text:a xlink:type="simple" xlink:href="http://www.scs.stanford.edu/nyu/04fa/lab/i386/MOV.htm"><text:span text:style-name="T1">MOV</text:span></text:a><text:span text:style-name="T1"> <text:s text:c="6"/>| <text:s/></text:span><text:a xlink:type="simple" xlink:href="http://www.scs.stanford.edu/nyu/04fa/lab/i386/ENTER.htm"><text:span text:style-name="T1">ENTER</text:span></text:a><text:span text:style-name="T1"> <text:s/>| <text:s text:c="8"/>| <text:s text:c="5"/></text:span><text:a xlink:type="simple" xlink:href="http://www.scs.stanford.edu/nyu/04fa/lab/i386/RET.htm"><text:span text:style-name="T1">RET</text:span></text:a><text:span text:style-name="T1"> far <text:s text:c="5"/>| <text:s/></text:span><text:a xlink:type="simple" xlink:href="http://www.scs.stanford.edu/nyu/04fa/lab/i386/INT.htm"><text:span text:style-name="T1">INT</text:span></text:a><text:span text:style-name="T1"> <text:s text:c="3"/>| <text:s/></text:span><text:a xlink:type="simple" xlink:href="http://www.scs.stanford.edu/nyu/04fa/lab/i386/INT.htm"><text:span text:style-name="T1">INT</text:span></text:a><text:span text:style-name="T1"> <text:s text:c="3"/>| <text:s text:c="7"/>| <text:s text:c="7"/>|</text:span></text:p>
      <text:p text:style-name="Preformatted_20_Text"><text:span text:style-name="T1">C|</text:span><text:span text:style-name="T3">---------+---------</text:span><text:span text:style-name="T1">+</text:span><text:span text:style-name="T3">---------+---------</text:span><text:span text:style-name="T1">+</text:span><text:span text:style-name="T3"> <text:s text:c="8"/></text:span><text:span text:style-name="T1">|</text:span><text:span text:style-name="T3"> <text:s text:c="8"/></text:span><text:span text:style-name="T1">+</text:span><text:span text:style-name="T3">--------+--------</text:span><text:span text:style-name="T1">+</text:span><text:span text:style-name="T3"> <text:s text:c="8"/></text:span><text:span text:style-name="T1">|</text:span><text:span text:style-name="T3"> <text:s/></text:span><text:a xlink:type="simple" xlink:href="http://www.scs.stanford.edu/nyu/04fa/lab/i386/LEAVE.htm"><text:span text:style-name="T3">LEAVE</text:span></text:a><text:span text:style-name="T3"> <text:s/></text:span><text:span text:style-name="T1">+</text:span><text:span text:style-name="T3">---------+---------</text:span><text:span text:style-name="T1">+</text:span><text:span text:style-name="T3"> <text:s text:c="8"/>| <text:s text:c="8"/>| <text:s/></text:span><text:a xlink:type="simple" xlink:href="http://www.scs.stanford.edu/nyu/04fa/lab/i386/INT.htm"><text:span text:style-name="T3">INTO</text:span></text:a><text:span text:style-name="T3"> <text:s/></text:span><text:span text:style-name="T1">|</text:span><text:span text:style-name="T27"> <text:s/></text:span><text:a xlink:type="simple" xlink:href="http://www.scs.stanford.edu/nyu/04fa/lab/i386/IRET.htm"><text:span text:style-name="T1">IRET</text:span></text:a><text:span text:style-name="T27"> <text:s/></text:span><text:span text:style-name="T1">|</text:span></text:p>
      <text:p text:style-name="P3"><text:s/>| <text:s/>Eb,Ib <text:s/>| <text:s/>Ev,Iv <text:s/>| <text:s text:c="3"/>Iw <text:s text:c="2"/>| <text:s text:c="8"/>| <text:s/>Gv,Mp <text:s/>| <text:s/>Gv,Mp <text:s/>| <text:s/>Eb,Ib | <text:s/>Ev,Iv | <text:s/>Iw,Ib <text:s/>| <text:s text:c="8"/>| <text:s text:c="2"/>Iw <text:s text:c="3"/>| <text:s text:c="8"/>| <text:s text:c="2"/>3 <text:s text:c="4"/>| <text:s/>Ib <text:s text:c="4"/>| <text:s text:c="7"/>| <text:s text:c="7"/>|</text:p>
      <text:p text:style-name="P3"><text:s/>+---------+---------+---------+---------+---------+---------+--------+--------+---------+---------+---------+---------+---------+---------+--------+--------+</text:p>
      <text:p text:style-name="P3"><text:s/>| <text:s text:c="14"/>Shift Grp2 <text:s text:c="13"/>| <text:s text:c="8"/>| <text:s text:c="8"/>|<text:span text:style-name="T29"> <text:s text:c="7"/></text:span>| <text:s text:c="7"/>| <text:s text:c="76"/>|</text:p>
      <text:p text:style-name="Preformatted_20_Text"><text:span text:style-name="T1">D|</text:span><text:span text:style-name="T3">---------+---------+---------+---------</text:span><text:span text:style-name="T1">+</text:span><text:span text:style-name="T3"> <text:s text:c="2"/></text:span><text:a xlink:type="simple" xlink:href="http://www.scs.stanford.edu/nyu/04fa/lab/i386/AAM.htm"><text:span text:style-name="T3">AAM</text:span></text:a><text:span text:style-name="T3"> <text:s text:c="2"/></text:span><text:span text:style-name="T1">|</text:span><text:span text:style-name="T3"> <text:s text:c="2"/></text:span><text:a xlink:type="simple" xlink:href="http://www.scs.stanford.edu/nyu/04fa/lab/i386/AAD.htm"><text:span text:style-name="T3">AAD</text:span></text:a><text:span text:style-name="T3"> <text:s text:c="2"/></text:span><text:span text:style-name="T1">|</text:span><text:span text:style-name="T3"> <text:s/></text:span><text:span text:style-name="T4">SA</text:span><text:span text:style-name="T5">L</text:span><text:span text:style-name="T4">C</text:span><text:span text:style-name="T3"> <text:s/></text:span><text:span text:style-name="T1">|</text:span><text:span text:style-name="T3"> <text:s/></text:span><text:a xlink:type="simple" xlink:href="http://www.scs.stanford.edu/nyu/04fa/lab/i386/XLAT.htm"><text:span text:style-name="T3">XLAT</text:span></text:a><text:span text:style-name="T3"> <text:s/></text:span><text:span text:style-name="T1">|</text:span><text:span text:style-name="T3"> <text:s text:c="17"/>ESC(Escape to coprocessor instruction set) <text:s text:c="16"/></text:span><text:span text:style-name="T1">|</text:span></text:p>
      <text:p text:style-name="P3"><text:s/>| <text:s text:c="2"/>Eb,1 <text:s/>| <text:s/>Ev,1 <text:s text:c="2"/>| <text:s/>Eb,CL <text:s/>| <text:s/>Ev,CL <text:s/>| <text:s text:c="8"/>| <text:s text:c="8"/>|<text:span text:style-name="T29"> <text:s text:c="7"/></text:span>| <text:s text:c="7"/>| <text:s text:c="76"/>|</text:p>
      <text:p text:style-name="P3"><text:s/>+---------+---------+---------+---------+---------+---------+--------+--------+---------+-----------------------------+-------------------+-----------------+</text:p>
      <text:p text:style-name="Preformatted_20_Text"><text:span text:style-name="T1"><text:s/>| </text:span><text:a xlink:type="simple" xlink:href="http://www.scs.stanford.edu/nyu/04fa/lab/i386/LOOP.htm"><text:span text:style-name="T1">LOOPNE</text:span></text:a><text:span text:style-name="T1"> <text:s/>| <text:s/></text:span><text:a xlink:type="simple" xlink:href="http://www.scs.stanford.edu/nyu/04fa/lab/i386/LOOP.htm"><text:span text:style-name="T1">LOOPE</text:span></text:a><text:span text:style-name="T1"> <text:s/>| <text:s text:c="2"/></text:span><text:a xlink:type="simple" xlink:href="http://www.scs.stanford.edu/nyu/04fa/lab/i386/LOOP.htm"><text:span text:style-name="T1">LOOP</text:span></text:a><text:span text:style-name="T1"> <text:s/>| <text:s/></text:span><text:a xlink:type="simple" xlink:href="http://www.scs.stanford.edu/nyu/04fa/lab/i386/Jcc.htm"><text:span text:style-name="T1">JCXZ</text:span></text:a><text:span text:style-name="T1"> <text:s text:c="2"/>| <text:s text:c="7"/></text:span><text:a xlink:type="simple" xlink:href="http://www.scs.stanford.edu/nyu/04fa/lab/i386/IN.htm"><text:span text:style-name="T1">IN</text:span></text:a><text:span text:style-name="T1"> <text:s text:c="8"/>| <text:s text:c="6"/></text:span><text:a xlink:type="simple" xlink:href="http://www.scs.stanford.edu/nyu/04fa/lab/i386/OUT.htm"><text:span text:style-name="T1">OUT</text:span></text:a><text:span text:style-name="T1"> <text:s text:c="6"/>| <text:s text:c="2"/></text:span><text:a xlink:type="simple" xlink:href="http://www.scs.stanford.edu/nyu/04fa/lab/i386/CALL.htm"><text:span text:style-name="T1">CALL</text:span></text:a><text:span text:style-name="T1"> <text:s/>| <text:s text:c="12"/></text:span><text:a xlink:type="simple" xlink:href="http://www.scs.stanford.edu/nyu/04fa/lab/i386/Jcc.htm"><text:span text:style-name="T1">JMP</text:span></text:a><text:span text:style-name="T1"> <text:s text:c="12"/>| <text:s text:c="7"/></text:span><text:a xlink:type="simple" xlink:href="http://www.scs.stanford.edu/nyu/04fa/lab/i386/IN.htm"><text:span text:style-name="T1">IN</text:span></text:a><text:span text:style-name="T1"> <text:s text:c="8"/>| <text:s text:c="6"/></text:span><text:a xlink:type="simple" xlink:href="http://www.scs.stanford.edu/nyu/04fa/lab/i386/OUT.htm"><text:span text:style-name="T1">OUT</text:span></text:a><text:span text:style-name="T1"> <text:s text:c="6"/>|</text:span></text:p>
      <text:p text:style-name="P3">E|<text:span text:style-name="T26"> <text:s text:c="8"/>| <text:s text:c="8"/>| <text:s text:c="8"/></text:span>|<text:span text:style-name="T26"> <text:s text:c="8"/></text:span>+<text:span text:style-name="T26">---------+---------</text:span>+<text:span text:style-name="T26">--------+--------</text:span>+<text:span text:style-name="T26"> <text:s text:c="8"/></text:span>+<text:span text:style-name="T26">---------+---------+---------</text:span>+<text:span text:style-name="T26">---------+---------</text:span>+<text:span text:style-name="T26">--------+--------</text:span>+</text:p>
      <text:p text:style-name="P3"><text:s/>| <text:s text:c="2"/>Jb <text:s text:c="3"/>| <text:s text:c="2"/>Jb <text:s text:c="3"/>| <text:s text:c="3"/>Jb <text:s text:c="2"/>| <text:s text:c="2"/>Jb <text:s text:c="3"/>| <text:s/>AL,Ib <text:s/>| eAX,Ib <text:s/>| <text:s/>Ib,AL | Ib,eAX | <text:s text:c="3"/><text:span text:style-name="T28">J</text:span>v <text:s text:c="2"/>| <text:s text:c="2"/>Jv <text:s text:c="3"/>| <text:s text:c="2"/>Ap <text:s text:c="3"/>| <text:s text:c="2"/>Jb <text:s text:c="3"/>| <text:s/>AL,DX <text:s/>| eAX,DX <text:s/>| DX,AL <text:s/>| DX,eAX |</text:p>
      <text:p text:style-name="P3"><text:s/>+---------+---------+---------+---------+---------+---------+--------+--------+---------+---------+---------+---------+---------+---------+--------+--------+</text:p>
      <text:p text:style-name="Preformatted_20_Text"><text:span text:style-name="T1"><text:s/>| <text:s text:c="8"/>|</text:span><text:span text:style-name="T8"> <text:s text:c="8"/></text:span><text:span text:style-name="T1">| <text:s text:c="8"/>| <text:s text:c="2"/></text:span><text:a xlink:type="simple" xlink:href="http://www.scs.stanford.edu/nyu/04fa/lab/i386/REP.htm"><text:span text:style-name="T1">REP</text:span></text:a><text:span text:style-name="T1"> <text:s text:c="2"/>| <text:s text:c="8"/>| <text:s text:c="8"/>| <text:s text:c="4"/>Unary Grp3 <text:s/>| <text:s text:c="8"/>| <text:s text:c="8"/>| <text:s text:c="8"/>| <text:s text:c="8"/>| <text:s text:c="8"/>| <text:s text:c="8"/>|</text:span><text:a xlink:type="simple" xlink:href="http://www.scs.stanford.edu/nyu/04fa/lab/i386/INC.htm"><text:span text:style-name="T1">INC</text:span></text:a><text:span text:style-name="T1">/</text:span><text:a xlink:type="simple" xlink:href="http://www.scs.stanford.edu/nyu/04fa/lab/i386/DEC.htm"><text:span text:style-name="T1">DEC</text:span></text:a><text:span text:style-name="T1"> |Indirct |</text:span></text:p>
      <text:p text:style-name="Preformatted_20_Text"><text:span text:style-name="T1">F|</text:span><text:span text:style-name="T3"> <text:s/></text:span><text:a xlink:type="simple" xlink:href="http://www.scs.stanford.edu/nyu/04fa/lab/i386/LOCK.htm"><text:span text:style-name="T3">LOCK</text:span></text:a><text:span text:style-name="T3"> <text:s text:c="2"/></text:span><text:span text:style-name="T1">|</text:span><text:span text:style-name="T3"> <text:s/></text:span><text:span text:style-name="T6">INT 1</text:span><text:span text:style-name="T3"> <text:s/></text:span><text:span text:style-name="T1">|</text:span><text:span text:style-name="T3"> <text:s/></text:span><text:a xlink:type="simple" xlink:href="http://www.scs.stanford.edu/nyu/04fa/lab/i386/REP.htm"><text:span text:style-name="T3">REPNE</text:span></text:a><text:span text:style-name="T3"> <text:s/></text:span><text:span text:style-name="T1">|</text:span><text:span text:style-name="T3"> <text:s text:c="8"/></text:span><text:span text:style-name="T1">|</text:span><text:span text:style-name="T3"> <text:s text:c="2"/></text:span><text:a xlink:type="simple" xlink:href="http://www.scs.stanford.edu/nyu/04fa/lab/i386/HLT.htm"><text:span text:style-name="T3">HLT</text:span></text:a><text:span text:style-name="T3"> <text:s text:c="2"/></text:span><text:span text:style-name="T1">|</text:span><text:span text:style-name="T3"> <text:s text:c="2"/></text:span><text:a xlink:type="simple" xlink:href="http://www.scs.stanford.edu/nyu/04fa/lab/i386/CMC.htm"><text:span text:style-name="T3">CMC</text:span></text:a><text:span text:style-name="T3"> <text:s text:c="2"/></text:span><text:span text:style-name="T1">+</text:span><text:span text:style-name="T3">--------+--------</text:span><text:span text:style-name="T1">+</text:span><text:span text:style-name="T3"> <text:s text:c="2"/></text:span><text:a xlink:type="simple" xlink:href="http://www.scs.stanford.edu/nyu/04fa/lab/i386/CLC.htm"><text:span text:style-name="T3">CLC</text:span></text:a><text:span text:style-name="T3"> <text:s text:c="2"/></text:span><text:span text:style-name="T1">|</text:span><text:span text:style-name="T3"> <text:s text:c="2"/></text:span><text:a xlink:type="simple" xlink:href="http://www.scs.stanford.edu/nyu/04fa/lab/i386/STC.htm"><text:span text:style-name="T3">STC</text:span></text:a><text:span text:style-name="T3"> <text:s text:c="2"/></text:span><text:span text:style-name="T1">|</text:span><text:span text:style-name="T3"> <text:s text:c="2"/></text:span><text:a xlink:type="simple" xlink:href="http://www.scs.stanford.edu/nyu/04fa/lab/i386/CLI.htm"><text:span text:style-name="T3">CLI</text:span></text:a><text:span text:style-name="T3"> <text:s text:c="2"/>| <text:s text:c="2"/></text:span><text:a xlink:type="simple" xlink:href="http://www.scs.stanford.edu/nyu/04fa/lab/i386/STI.htm"><text:span text:style-name="T3">STI</text:span></text:a><text:span text:style-name="T3"> <text:s text:c="2"/></text:span><text:span text:style-name="T1">|</text:span><text:span text:style-name="T3"> <text:s text:c="2"/></text:span><text:a xlink:type="simple" xlink:href="http://www.scs.stanford.edu/nyu/04fa/lab/i386/CLD.htm"><text:span text:style-name="T3">CLD</text:span></text:a><text:span text:style-name="T3"> <text:s text:c="2"/></text:span><text:span text:style-name="T1">|</text:span><text:span text:style-name="T3"> <text:s text:c="2"/></text:span><text:a xlink:type="simple" xlink:href="http://www.scs.stanford.edu/nyu/04fa/lab/i386/STD.htm"><text:span text:style-name="T3">STD</text:span></text:a><text:span text:style-name="T3"> <text:s text:c="2"/></text:span><text:span text:style-name="T1">|</text:span><text:span text:style-name="T3"> <text:s text:c="7"/></text:span><text:span text:style-name="T7">|</text:span><text:span text:style-name="T3"> <text:s text:c="7"/></text:span><text:span text:style-name="T1">|</text:span></text:p>
      <text:p text:style-name="Preformatted_20_Text"><text:span text:style-name="T1"><text:s/>| <text:s text:c="8"/>|</text:span><text:span text:style-name="T8"> <text:s text:c="8"/></text:span><text:span text:style-name="T1">| <text:s text:c="8"/>| <text:s/></text:span><text:a xlink:type="simple" xlink:href="http://www.scs.stanford.edu/nyu/04fa/lab/i386/REP.htm"><text:span text:style-name="T1">REPE</text:span></text:a><text:span text:style-name="T1"> <text:s text:c="2"/>| <text:s text:c="8"/>| <text:s text:c="8"/>| <text:s text:c="2"/>Eb <text:s text:c="2"/>| <text:s text:c="2"/>Ev <text:s text:c="2"/>| <text:s text:c="8"/>| <text:s text:c="8"/>| <text:s text:c="8"/>| <text:s text:c="8"/>| <text:s text:c="8"/>| <text:s text:c="8"/>| <text:s/>Grp4 <text:s/>| <text:s/>Grp5 <text:s/>|</text:span></text:p>
      <text:p text:style-name="P4"><text:s/>+---------+---------+---------+---------+---------+---------+--------+--------+---------+---------+---------+---------+---------+---------+--------+--------+</text:p>
      <text:p text:style-name="P1"><text:soft-page-break/><text:s text:c="5"/>0 <text:s text:c="8"/>1 <text:s text:c="8"/>2 <text:s text:c="8"/>3 <text:s text:c="8"/>4 <text:s text:c="8"/>5 <text:s text:c="8"/>6 <text:s text:c="7"/>7 <text:s text:c="7"/>8 <text:s text:c="8"/>9 <text:s text:c="8"/>A <text:s text:c="8"/>B <text:s text:c="8"/>C <text:s text:c="8"/>D <text:s text:c="8"/>E <text:s text:c="7"/>F</text:p>
      <text:p text:style-name="P1"><text:s/>+---------+---------+---------+---------+---------+---------+--------+--------+---------+---------+---------+---------+---------+---------+--------+--------+</text:p>
      <text:p text:style-name="Preformatted_20_Text"><text:span text:style-name="T10"><text:s/>| <text:s text:c="8"/>| <text:s text:c="8"/>| <text:s text:c="2"/></text:span><text:a xlink:type="simple" xlink:href="http://www.scs.stanford.edu/nyu/04fa/lab/i386/LAR.htm"><text:span text:style-name="T10">LAR</text:span></text:a><text:span text:style-name="T10"> <text:s text:c="2"/>| <text:s text:c="2"/></text:span><text:a xlink:type="simple" xlink:href="http://www.scs.stanford.edu/nyu/04fa/lab/i386/LSL.htm"><text:span text:style-name="T10">LSL</text:span></text:a><text:span text:style-name="T10"> <text:s text:c="2"/>| <text:s text:c="8"/>| <text:s text:c="8"/>| <text:s text:c="7"/>| <text:s text:c="7"/>| <text:s text:c="8"/>| <text:s text:c="8"/>| <text:s text:c="8"/>| <text:s text:c="8"/>| <text:s text:c="8"/>| <text:s text:c="8"/>| <text:s text:c="7"/>| <text:s text:c="7"/>|</text:span></text:p>
      <text:p text:style-name="Preformatted_20_Text"><text:span text:style-name="T10">0|</text:span><text:span text:style-name="T16"> <text:s/>Grp6 <text:s text:c="2"/></text:span><text:span text:style-name="T10">|</text:span><text:span text:style-name="T16"> <text:s/>Grp7 <text:s text:c="2"/></text:span><text:span text:style-name="T10">|</text:span><text:span text:style-name="T16"> <text:s text:c="8"/></text:span><text:span text:style-name="T12">|</text:span><text:span text:style-name="T16"> <text:s text:c="8"/></text:span><text:span text:style-name="T10">| <text:s text:c="8"/>| <text:s text:c="8"/>|</text:span><text:span text:style-name="T16"> <text:s/></text:span><text:a xlink:type="simple" xlink:href="http://www.scs.stanford.edu/nyu/04fa/lab/i386/CLTS.htm"><text:span text:style-name="T16">CLTS</text:span></text:a><text:span text:style-name="T16"> <text:s/></text:span><text:span text:style-name="T10">| <text:s text:c="7"/>|</text:span><text:span text:style-name="T16"> <text:s/>INVD <text:s text:c="2"/>| WBINVD <text:s/></text:span><text:span text:style-name="T10">| <text:s text:c="8"/>| <text:s text:c="8"/>| <text:s text:c="8"/>| <text:s text:c="8"/>| <text:s text:c="7"/>| <text:s text:c="7"/>|</text:span></text:p>
      <text:p text:style-name="P1"><text:s/>| <text:s text:c="8"/>| <text:s text:c="8"/>| <text:s/>Gw,Ew <text:s/>| <text:s/>Gv,Ew <text:s/>| <text:s text:c="8"/>| <text:s text:c="8"/>| <text:s text:c="7"/>| <text:s text:c="7"/>|<text:span text:style-name="T24"> <text:s text:c="8"/>| <text:s text:c="8"/></text:span>| <text:s text:c="8"/>| <text:s text:c="8"/>| <text:s text:c="8"/>| <text:s text:c="8"/>| <text:s text:c="7"/>| <text:s text:c="7"/>|</text:p>
      <text:p text:style-name="P1"><text:s/>+---------+---------+---------+---------+---------+---------+--------+--------+---------+---------+---------+---------+---------+---------+--------+--------+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1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+---------+---------+---------+---------+---------+---------+--------+--------+---------+---------+---------+---------+---------+---------+--------+--------+</text:p>
      <text:p text:style-name="Preformatted_20_Text"><text:span text:style-name="T10"><text:s/>|</text:span><text:span text:style-name="T12"> <text:s text:c="2"/></text:span><text:a xlink:type="simple" xlink:href="http://www.scs.stanford.edu/nyu/04fa/lab/i386/MOVRS.htm"><text:span text:style-name="T12">MOV</text:span></text:a><text:span text:style-name="T12"> <text:s text:c="2"/>| <text:s text:c="2"/></text:span><text:a xlink:type="simple" xlink:href="http://www.scs.stanford.edu/nyu/04fa/lab/i386/MOVRS.htm"><text:span text:style-name="T12">MOV</text:span></text:a><text:span text:style-name="T12"> <text:s text:c="2"/>| <text:s text:c="2"/></text:span><text:a xlink:type="simple" xlink:href="http://www.scs.stanford.edu/nyu/04fa/lab/i386/MOVRS.htm"><text:span text:style-name="T12">MOV</text:span></text:a><text:span text:style-name="T12"> <text:s text:c="2"/>| <text:s text:c="2"/></text:span><text:a xlink:type="simple" xlink:href="http://www.scs.stanford.edu/nyu/04fa/lab/i386/MOVRS.htm"><text:span text:style-name="T12">MOV</text:span></text:a><text:span text:style-name="T12"> <text:s text:c="2"/></text:span><text:span text:style-name="T10">| <text:s text:c="2"/></text:span><text:a xlink:type="simple" xlink:href="http://www.scs.stanford.edu/nyu/04fa/lab/i386/MOVRS.htm"><text:span text:style-name="T10">MOV</text:span></text:a><text:span text:style-name="T10"> <text:s text:c="2"/>| <text:s text:c="8"/>| <text:s text:c="2"/></text:span><text:a xlink:type="simple" xlink:href="http://www.scs.stanford.edu/nyu/04fa/lab/i386/MOVRS.htm"><text:span text:style-name="T10">MOV</text:span></text:a><text:span text:style-name="T10"> <text:s/>| <text:s text:c="7"/>| <text:s text:c="8"/>| <text:s text:c="8"/>| <text:s text:c="8"/>| <text:s text:c="8"/>| <text:s text:c="8"/>| <text:s text:c="8"/>| <text:s text:c="7"/>| <text:s text:c="7"/>|</text:span></text:p>
      <text:p text:style-name="P1">2|<text:span text:style-name="T26"> <text:s text:c="8"/></text:span><text:span text:style-name="T17">|</text:span><text:span text:style-name="T26"> <text:s text:c="8"/></text:span><text:span text:style-name="T17">|</text:span><text:span text:style-name="T26"> <text:s text:c="8"/></text:span><text:span text:style-name="T17">|</text:span><text:span text:style-name="T26"> <text:s text:c="8"/></text:span>|<text:span text:style-name="T31"> <text:s text:c="8"/></text:span>| <text:s text:c="8"/>|<text:span text:style-name="T31"> <text:s text:c="7"/></text:span>| <text:s text:c="7"/>| <text:s text:c="8"/>| <text:s text:c="8"/>| <text:s text:c="8"/>| <text:s text:c="8"/>| <text:s text:c="8"/>| <text:s text:c="8"/>| <text:s text:c="7"/>| <text:s text:c="7"/>|</text:p>
      <text:p text:style-name="P2"><text:s/>| <text:s/>Rd ,Cd | <text:s/><text:span text:style-name="T32">R</text:span>d,<text:span text:style-name="T32">D</text:span>d <text:s/>| Cd, Rd <text:s/>| <text:s/><text:span text:style-name="T32">D</text:span>d,<text:span text:style-name="T32">R</text:span>d <text:s/>| <text:s/>Td,Rd <text:s/>| <text:s text:c="8"/>| <text:s/>Rd,Td | <text:s text:c="7"/>| <text:s text:c="8"/>| <text:s text:c="8"/>| <text:s text:c="8"/>| <text:s text:c="8"/>| <text:s text:c="8"/>| <text:s text:c="8"/>| <text:s text:c="7"/>| <text:s text:c="7"/>|</text:p>
      <text:p text:style-name="P1"><text:s/>+---------+---------+---------+---------+---------+---------+--------+--------+---------+---------+---------+---------+---------+---------+--------+--------+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3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+---------+---------+---------+---------+---------+---------+--------+--------+---------+---------+---------+---------+---------+---------+--------+--------+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4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+---------+---------+---------+---------+---------+---------+--------+--------+---------+---------+---------+---------+---------+---------+--------+--------+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5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+---------+---------+---------+---------+---------+---------+--------+--------+---------+---------+---------+---------+---------+---------+--------+--------+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6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+---------+---------+---------+---------+---------+---------+--------+--------+---------+---------+---------+---------+---------+---------+--------+--------+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7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+---------+---------+---------+---------+---------+---------+--------+--------+---------+---------+---------+---------+---------+---------+--------+--------+</text:p>
      <text:p text:style-name="P1"><text:s/>| <text:s text:c="21"/>Long-displacement jump on condition (Jv) <text:s text:c="14"/>| <text:s text:c="16"/>Long-displacement jump on condition (Jv) <text:s text:c="19"/>|</text:p>
      <text:p text:style-name="P1">8|<text:span text:style-name="T26">---------+---------+---------+---------+---------+---------+--------+--------+---------+---------+---------+---------+---------+---------+--------+--------</text:span>+</text:p>
      <text:p text:style-name="Preformatted_20_Text"><text:span text:style-name="T10"><text:s/>| <text:s text:c="2"/></text:span><text:a xlink:type="simple" xlink:href="http://www.scs.stanford.edu/nyu/04fa/lab/i386/Jcc.htm"><text:span text:style-name="T10">JO</text:span></text:a><text:span text:style-name="T10"> <text:s text:c="3"/>| <text:s text:c="2"/></text:span><text:a xlink:type="simple" xlink:href="http://www.scs.stanford.edu/nyu/04fa/lab/i386/Jcc.htm"><text:span text:style-name="T10">JNO</text:span></text:a><text:span text:style-name="T10"> <text:s text:c="2"/>| <text:s text:c="2"/></text:span><text:a xlink:type="simple" xlink:href="http://www.scs.stanford.edu/nyu/04fa/lab/i386/Jcc.htm"><text:span text:style-name="T10">JB</text:span></text:a><text:span text:style-name="T10"> <text:s text:c="3"/>| <text:s text:c="2"/></text:span><text:a xlink:type="simple" xlink:href="http://www.scs.stanford.edu/nyu/04fa/lab/i386/Jcc.htm"><text:span text:style-name="T10">JNB</text:span></text:a><text:span text:style-name="T10"> <text:s text:c="2"/>| <text:s text:c="2"/></text:span><text:a xlink:type="simple" xlink:href="http://www.scs.stanford.edu/nyu/04fa/lab/i386/Jcc.htm"><text:span text:style-name="T10">JZ</text:span></text:a><text:span text:style-name="T10"> <text:s text:c="3"/>| <text:s text:c="2"/></text:span><text:a xlink:type="simple" xlink:href="http://www.scs.stanford.edu/nyu/04fa/lab/i386/Jcc.htm"><text:span text:style-name="T10">JNZ</text:span></text:a><text:span text:style-name="T10"> <text:s text:c="2"/>| <text:s text:c="2"/></text:span><text:a xlink:type="simple" xlink:href="http://www.scs.stanford.edu/nyu/04fa/lab/i386/Jcc.htm"><text:span text:style-name="T10">JBE</text:span></text:a><text:span text:style-name="T10"> <text:s/>| <text:s/></text:span><text:a xlink:type="simple" xlink:href="http://www.scs.stanford.edu/nyu/04fa/lab/i386/Jcc.htm"><text:span text:style-name="T10">JNBE</text:span></text:a><text:span text:style-name="T10"> <text:s/>| <text:s text:c="2"/></text:span><text:a xlink:type="simple" xlink:href="http://www.scs.stanford.edu/nyu/04fa/lab/i386/Jcc.htm"><text:span text:style-name="T10">JS</text:span></text:a><text:span text:style-name="T10"> <text:s text:c="3"/>| <text:s text:c="2"/></text:span><text:a xlink:type="simple" xlink:href="http://www.scs.stanford.edu/nyu/04fa/lab/i386/Jcc.htm"><text:span text:style-name="T10">JNS</text:span></text:a><text:span text:style-name="T10"> <text:s text:c="2"/>| <text:s text:c="2"/></text:span><text:a xlink:type="simple" xlink:href="http://www.scs.stanford.edu/nyu/04fa/lab/i386/Jcc.htm"><text:span text:style-name="T10">JP</text:span></text:a><text:span text:style-name="T10"> <text:s text:c="3"/>| <text:s text:c="2"/></text:span><text:a xlink:type="simple" xlink:href="http://www.scs.stanford.edu/nyu/04fa/lab/i386/Jcc.htm"><text:span text:style-name="T10">JNP</text:span></text:a><text:span text:style-name="T10"> <text:s text:c="2"/>| <text:s text:c="2"/></text:span><text:a xlink:type="simple" xlink:href="http://www.scs.stanford.edu/nyu/04fa/lab/i386/Jcc.htm"><text:span text:style-name="T10">JL</text:span></text:a><text:span text:style-name="T10"> <text:s text:c="3"/>| <text:s text:c="2"/></text:span><text:a xlink:type="simple" xlink:href="http://www.scs.stanford.edu/nyu/04fa/lab/i386/Jcc.htm"><text:span text:style-name="T10">JNL</text:span></text:a><text:span text:style-name="T10"> <text:s text:c="2"/>| <text:s text:c="2"/></text:span><text:a xlink:type="simple" xlink:href="http://www.scs.stanford.edu/nyu/04fa/lab/i386/Jcc.htm"><text:span text:style-name="T10">JLE</text:span></text:a><text:span text:style-name="T10"> <text:s/>| <text:s/></text:span><text:a xlink:type="simple" xlink:href="http://www.scs.stanford.edu/nyu/04fa/lab/i386/Jcc.htm"><text:span text:style-name="T10">JNLE</text:span></text:a><text:span text:style-name="T10"> <text:s/>|</text:span></text:p>
      <text:p text:style-name="P1"><text:s/>+---------+---------+---------+---------+---------+---------+--------+--------+---------+---------+---------+---------+---------+---------+--------+--------+</text:p>
      <text:p text:style-name="P1"><text:s/>| <text:s text:c="29"/>Byte Set on condition (Eb) <text:s text:c="20"/>| <text:s text:c="8"/>| <text:s text:c="8"/>| <text:s text:c="8"/>| <text:s text:c="8"/>| <text:s text:c="8"/>| <text:s text:c="8"/>| <text:s text:c="7"/>| <text:s text:c="7"/>|</text:p>
      <text:p text:style-name="Preformatted_20_Text"><text:span text:style-name="T10">9|</text:span><text:span text:style-name="T16">---------+---------+---------+---------+---------+---------+--------+--------+ <text:s/></text:span><text:a xlink:type="simple" xlink:href="http://www.scs.stanford.edu/nyu/04fa/lab/i386/SETcc.htm"><text:span text:style-name="T16">SETS</text:span></text:a><text:span text:style-name="T16"> <text:s text:c="2"/>| <text:s/></text:span><text:a xlink:type="simple" xlink:href="http://www.scs.stanford.edu/nyu/04fa/lab/i386/SETcc.htm"><text:span text:style-name="T16">SETNS</text:span></text:a><text:span text:style-name="T16"> <text:s/>| <text:s/></text:span><text:a xlink:type="simple" xlink:href="http://www.scs.stanford.edu/nyu/04fa/lab/i386/SETcc.htm"><text:span text:style-name="T16">SETP</text:span></text:a><text:span text:style-name="T16"> <text:s text:c="2"/>| <text:s/></text:span><text:a xlink:type="simple" xlink:href="http://www.scs.stanford.edu/nyu/04fa/lab/i386/SETcc.htm"><text:span text:style-name="T16">SETNP</text:span></text:a><text:span text:style-name="T16"> <text:s/>| <text:s/></text:span><text:a xlink:type="simple" xlink:href="http://www.scs.stanford.edu/nyu/04fa/lab/i386/SETcc.htm"><text:span text:style-name="T16">SETL</text:span></text:a><text:span text:style-name="T16"> <text:s text:c="2"/>| <text:s/></text:span><text:a xlink:type="simple" xlink:href="http://www.scs.stanford.edu/nyu/04fa/lab/i386/SETcc.htm"><text:span text:style-name="T16">SETNL</text:span></text:a><text:span text:style-name="T16"> <text:s/>| <text:s/></text:span><text:a xlink:type="simple" xlink:href="http://www.scs.stanford.edu/nyu/04fa/lab/i386/SETcc.htm"><text:span text:style-name="T16">SETLE</text:span></text:a><text:span text:style-name="T16"> | </text:span><text:a xlink:type="simple" xlink:href="http://www.scs.stanford.edu/nyu/04fa/lab/i386/SETcc.htm"><text:span text:style-name="T16">SETNLE</text:span></text:a><text:span text:style-name="T16"> </text:span><text:span text:style-name="T10">|</text:span></text:p>
      <text:p text:style-name="Preformatted_20_Text"><text:span text:style-name="T10"><text:s/>| <text:s/></text:span><text:a xlink:type="simple" xlink:href="http://www.scs.stanford.edu/nyu/04fa/lab/i386/SETcc.htm"><text:span text:style-name="T10">SETO</text:span></text:a><text:span text:style-name="T10"> <text:s text:c="2"/>| <text:s/></text:span><text:a xlink:type="simple" xlink:href="http://www.scs.stanford.edu/nyu/04fa/lab/i386/SETcc.htm"><text:span text:style-name="T10">SETNO</text:span></text:a><text:span text:style-name="T10"> <text:s/>| <text:s/></text:span><text:a xlink:type="simple" xlink:href="http://www.scs.stanford.edu/nyu/04fa/lab/i386/SETcc.htm"><text:span text:style-name="T10">SETB</text:span></text:a><text:span text:style-name="T10"> <text:s text:c="2"/>| <text:s/></text:span><text:a xlink:type="simple" xlink:href="http://www.scs.stanford.edu/nyu/04fa/lab/i386/SETcc.htm"><text:span text:style-name="T10">SETNB</text:span></text:a><text:span text:style-name="T10"> <text:s/>| <text:s/></text:span><text:a xlink:type="simple" xlink:href="http://www.scs.stanford.edu/nyu/04fa/lab/i386/SETcc.htm"><text:span text:style-name="T10">SETZ</text:span></text:a><text:span text:style-name="T10"> <text:s text:c="2"/>| <text:s/></text:span><text:a xlink:type="simple" xlink:href="http://www.scs.stanford.edu/nyu/04fa/lab/i386/SETcc.htm"><text:span text:style-name="T10">SETNZ</text:span></text:a><text:span text:style-name="T10"> <text:s/>| <text:s/></text:span><text:a xlink:type="simple" xlink:href="http://www.scs.stanford.edu/nyu/04fa/lab/i386/SETcc.htm"><text:span text:style-name="T10">SETBE</text:span></text:a><text:span text:style-name="T10"> | </text:span><text:a xlink:type="simple" xlink:href="http://www.scs.stanford.edu/nyu/04fa/lab/i386/SETcc.htm"><text:span text:style-name="T10">SETNBE</text:span></text:a><text:span text:style-name="T10"> | <text:s text:c="8"/>| <text:s text:c="8"/>| <text:s text:c="8"/>| <text:s text:c="8"/>| <text:s text:c="8"/>| <text:s text:c="8"/>| <text:s text:c="7"/>| <text:s text:c="7"/>|</text:span></text:p>
      <text:p text:style-name="P1"><text:s/>+---------+---------+---------+---------+---------+---------+--------+--------+---------+---------+---------+---------+---------+---------+--------+--------+</text:p>
      <text:p text:style-name="Preformatted_20_Text"><text:span text:style-name="T10"><text:s/>| <text:s/></text:span><text:a xlink:type="simple" xlink:href="http://www.scs.stanford.edu/nyu/04fa/lab/i386/PUSH.htm"><text:span text:style-name="T10">PUSH</text:span></text:a><text:span text:style-name="T10"> <text:s text:c="2"/>| <text:s text:c="2"/></text:span><text:a xlink:type="simple" xlink:href="http://www.scs.stanford.edu/nyu/04fa/lab/i386/POP.htm"><text:span text:style-name="T10">POP</text:span></text:a><text:span text:style-name="T10"> <text:s text:c="2"/>|</text:span><text:bookmark-start text:name="__DdeLink__4630_1447541054"/><text:bookmark-start text:name="__DdeLink__4638_1447541054"/><text:bookmark-start text:name="__DdeLink__4633_1447541054"/><text:span text:style-name="T12"> <text:s/>CPUID </text:span><text:bookmark-end text:name="__DdeLink__4633_1447541054"/><text:span text:style-name="T12"><text:s/></text:span><text:bookmark-end text:name="__DdeLink__4630_1447541054"/><text:bookmark-end text:name="__DdeLink__4638_1447541054"/><text:span text:style-name="T10">| <text:s text:c="2"/></text:span><text:a xlink:type="simple" xlink:href="http://www.scs.stanford.edu/nyu/04fa/lab/i386/BT.htm"><text:span text:style-name="T10">BT</text:span></text:a><text:span text:style-name="T10"> <text:s text:c="3"/>|</text:span><text:span text:style-name="T12"> <text:s/></text:span><text:a xlink:type="simple" xlink:href="http://www.scs.stanford.edu/nyu/04fa/lab/i386/SAL.htm"><text:span text:style-name="T12">SHLD</text:span></text:a><text:span text:style-name="T12"> <text:s text:c="2"/>| <text:s/></text:span><text:a xlink:type="simple" xlink:href="http://www.scs.stanford.edu/nyu/04fa/lab/i386/SAL.htm"><text:span text:style-name="T12">SHLD</text:span></text:a><text:span text:style-name="T12"> <text:s text:c="2"/></text:span><text:span text:style-name="T10">| </text:span><text:span text:style-name="T11">CMPXCHG</text:span><text:span text:style-name="T12">| </text:span><text:span text:style-name="T13">CMPXCHG</text:span><text:span text:style-name="T10">| <text:s/></text:span><text:a xlink:type="simple" xlink:href="http://www.scs.stanford.edu/nyu/04fa/lab/i386/PUSH.htm"><text:span text:style-name="T10">PUSH</text:span></text:a><text:span text:style-name="T10"> <text:s text:c="2"/>| <text:s text:c="2"/></text:span><text:a xlink:type="simple" xlink:href="http://www.scs.stanford.edu/nyu/04fa/lab/i386/POP.htm"><text:span text:style-name="T10">POP</text:span></text:a><text:span text:style-name="T10"> <text:s text:c="2"/>|</text:span><text:span text:style-name="T12"> <text:s text:c="2"/></text:span><text:span text:style-name="T14">RSM </text:span><text:span text:style-name="T12"><text:s text:c="2"/></text:span><text:span text:style-name="T10">| <text:s text:c="2"/></text:span><text:a xlink:type="simple" xlink:href="http://www.scs.stanford.edu/nyu/04fa/lab/i386/BTS.htm"><text:span text:style-name="T10">BTS</text:span></text:a><text:span text:style-name="T10"> <text:s text:c="2"/>|</text:span><text:span text:style-name="T12"> <text:s/></text:span><text:a xlink:type="simple" xlink:href="http://www.scs.stanford.edu/nyu/04fa/lab/i386/SAL.htm"><text:span text:style-name="T12">SHRD</text:span></text:a><text:span text:style-name="T12"> <text:s text:c="2"/>| <text:s/></text:span><text:a xlink:type="simple" xlink:href="http://www.scs.stanford.edu/nyu/04fa/lab/i386/SAL.htm"><text:span text:style-name="T12">SHRD</text:span></text:a><text:span text:style-name="T12"> <text:s text:c="2"/></text:span><text:span text:style-name="T10">|</text:span><text:span text:style-name="T12"> </text:span><text:span text:style-name="T15">Grp15 </text:span><text:span text:style-name="T12"><text:s/></text:span><text:span text:style-name="T10">| <text:s/></text:span><text:a xlink:type="simple" xlink:href="http://www.scs.stanford.edu/nyu/04fa/lab/i386/IMUL.htm"><text:span text:style-name="T10">IMUL</text:span></text:a><text:span text:style-name="T10"> <text:s/>|</text:span></text:p>
      <text:p text:style-name="P1">A|<text:span text:style-name="T26"> <text:s text:c="8"/></text:span>|<text:span text:style-name="T26"> <text:s text:c="8"/></text:span>|<text:span text:style-name="T26"> <text:s text:c="8"/></text:span>|<text:span text:style-name="T26"> <text:s text:c="8"/></text:span>|<text:span text:style-name="T26"> <text:s text:c="8"/>| <text:s text:c="8"/></text:span>|<text:span text:style-name="T31"> <text:s text:c="7"/></text:span><text:span text:style-name="T17">|</text:span><text:span text:style-name="T31"> <text:s text:c="7"/></text:span>|<text:span text:style-name="T26"> <text:s text:c="8"/></text:span>|<text:span text:style-name="T26"> <text:s text:c="8"/></text:span>|<text:span text:style-name="T31"> <text:s text:c="8"/></text:span>|<text:span text:style-name="T26"> <text:s text:c="8"/></text:span>|<text:span text:style-name="T26"> <text:s text:c="8"/>| <text:s text:c="8"/></text:span>|<text:span text:style-name="T25"> <text:s text:c="7"/></text:span>|<text:span text:style-name="T26"> <text:s text:c="7"/></text:span>|</text:p>
      <text:p text:style-name="P1"><text:s/>| <text:s text:c="2"/>FS <text:s text:c="3"/>| <text:s text:c="2"/>FS <text:s text:c="3"/>|<text:span text:style-name="T24"> <text:s text:c="8"/></text:span>| <text:s/>Ev,Gv <text:s/>| EvGvIb <text:s/>| EvGvCL <text:s/>|<text:span text:style-name="T17"> <text:s/></text:span><text:span text:style-name="T18">XBTS</text:span><text:span text:style-name="T17"> <text:s/>| <text:s/></text:span><text:span text:style-name="T18">IBTS</text:span><text:span text:style-name="T17"> <text:s/></text:span>| <text:s text:c="2"/>GS <text:s text:c="3"/>| <text:s text:c="2"/>GS <text:s text:c="3"/>|<text:span text:style-name="T17"> <text:s text:c="8"/></text:span>| <text:s/>Ev,Gv <text:s/>| EvGvIb <text:s/>| EvGvCL <text:s/>|<text:span text:style-name="T17"> <text:s text:c="7"/></text:span>| Gv,Ev <text:s/>|</text:p>
      <text:p text:style-name="P1"><text:s/>+---------+---------+---------+---------+---------+---------+--------+--------+---------+---------+---------+---------+---------+---------+--------+--------+</text:p>
      <text:p text:style-name="Preformatted_20_Text"><text:span text:style-name="T10"><text:s/>|</text:span><text:span text:style-name="T12"> CMPXCHG</text:span><text:span text:style-name="T22"> | CMPXCHG </text:span><text:span text:style-name="T10">| <text:s text:c="2"/></text:span><text:a xlink:type="simple" xlink:href="http://www.scs.stanford.edu/nyu/04fa/lab/i386/LGS.htm"><text:span text:style-name="T10">LSS</text:span></text:a><text:span text:style-name="T10"> <text:s text:c="2"/>| <text:s text:c="2"/></text:span><text:a xlink:type="simple" xlink:href="http://www.scs.stanford.edu/nyu/04fa/lab/i386/BTR.htm"><text:span text:style-name="T10">BTR</text:span></text:a><text:span text:style-name="T10"> <text:s text:c="2"/>| <text:s text:c="2"/></text:span><text:a xlink:type="simple" xlink:href="http://www.scs.stanford.edu/nyu/04fa/lab/i386/LGS.htm"><text:span text:style-name="T10">LFS</text:span></text:a><text:span text:style-name="T10"> <text:s text:c="2"/>| <text:s text:c="2"/></text:span><text:a xlink:type="simple" xlink:href="http://www.scs.stanford.edu/nyu/04fa/lab/i386/LGS.htm"><text:span text:style-name="T10">LGS</text:span></text:a><text:span text:style-name="T10"> <text:s text:c="2"/>| <text:s text:c="5"/></text:span><text:a xlink:type="simple" xlink:href="http://www.scs.stanford.edu/nyu/04fa/lab/i386/MOVZX.htm"><text:span text:style-name="T10">MOVZX</text:span></text:a><text:span text:style-name="T10"> <text:s text:c="5"/>|</text:span><text:bookmark-start text:name="__DdeLink__4633_14475410541"/><text:span text:style-name="T12"> <text:s/></text:span><text:span text:style-name="T15">JMPE</text:span><text:span text:style-name="T12"> <text:s/></text:span><text:bookmark-end text:name="__DdeLink__4633_14475410541"/><text:span text:style-name="T12"><text:s/>|</text:span><text:bookmark-start text:name="__DdeLink__4633_14475410544"/><text:span text:style-name="T12"> <text:s/></text:span><text:span text:style-name="T15">Grp10</text:span><text:bookmark-end text:name="__DdeLink__4633_14475410544"/><text:span text:style-name="T15"> </text:span><text:span text:style-name="T12"><text:s/></text:span><text:span text:style-name="T10">| <text:s/>Grp-8 <text:s/>| <text:s text:c="2"/></text:span><text:a xlink:type="simple" xlink:href="http://www.scs.stanford.edu/nyu/04fa/lab/i386/BTC.htm"><text:span text:style-name="T10">BTC</text:span></text:a><text:span text:style-name="T10"> <text:s text:c="2"/>| <text:s text:c="2"/></text:span><text:a xlink:type="simple" xlink:href="http://www.scs.stanford.edu/nyu/04fa/lab/i386/BSF.htm"><text:span text:style-name="T10">BSF</text:span></text:a><text:span text:style-name="T10"> <text:s text:c="2"/>| <text:s text:c="2"/></text:span><text:a xlink:type="simple" xlink:href="http://www.scs.stanford.edu/nyu/04fa/lab/i386/BSR.htm"><text:span text:style-name="T10">BSR</text:span></text:a><text:span text:style-name="T10"> <text:s text:c="2"/>| <text:s text:c="5"/></text:span><text:a xlink:type="simple" xlink:href="http://www.scs.stanford.edu/nyu/04fa/lab/i386/MOVSX.htm"><text:span text:style-name="T10">MOVSX</text:span></text:a><text:span text:style-name="T10"> <text:s text:c="5"/>|</text:span></text:p>
      <text:p text:style-name="P1">B|<text:span text:style-name="T26"> <text:s text:c="8"/>| <text:s text:c="8"/></text:span>|<text:span text:style-name="T26"> <text:s text:c="8"/></text:span>|<text:span text:style-name="T26"> <text:s text:c="8"/></text:span>|<text:span text:style-name="T26"> <text:s text:c="8"/></text:span>|<text:span text:style-name="T26"> <text:s text:c="8"/></text:span>+<text:span text:style-name="T26">--------+--------</text:span>+<text:bookmark-start text:name="__DdeLink__4633_14475410542"/><text:span text:style-name="T25"> <text:s text:c="7"/></text:span><text:bookmark-end text:name="__DdeLink__4633_14475410542"/><text:span text:style-name="T25"><text:s/></text:span><text:span text:style-name="T17">|</text:span><text:bookmark-start text:name="__DdeLink__4633_14475410545"/><text:span text:style-name="T25"> <text:s text:c="7"/></text:span><text:bookmark-end text:name="__DdeLink__4633_14475410545"/><text:span text:style-name="T25"><text:s/></text:span>|<text:span text:style-name="T26"> <text:s text:c="8"/></text:span>|<text:span text:style-name="T26"> <text:s text:c="8"/></text:span>|<text:span text:style-name="T26"> <text:s text:c="8"/></text:span>|<text:span text:style-name="T26"> <text:s text:c="8"/></text:span>+<text:span text:style-name="T26">-----------------</text:span>+</text:p>
      <text:p text:style-name="P1"><text:s/>|<text:span text:style-name="T24"> <text:s/>Eb,Gb <text:s/>| <text:s/>Ev,Gv <text:s/></text:span>| <text:s text:c="2"/>Mp <text:s text:c="3"/>| <text:s/>Ev,Gv <text:s/>| <text:s text:c="2"/>Mp <text:s text:c="3"/>| <text:s text:c="2"/>Mp <text:s text:c="3"/>| Gv,Eb <text:s/>| Gv,Ew <text:s/>|<text:bookmark-start text:name="__DdeLink__4633_14475410543"/><text:span text:style-name="T17"> <text:s/></text:span><text:span text:style-name="T19">POPCNT</text:span><text:bookmark-end text:name="__DdeLink__4633_14475410543"/><text:span text:style-name="T17"> |</text:span><text:bookmark-start text:name="__DdeLink__4633_14475410546"/><text:span text:style-name="T17"> <text:s text:c="7"/></text:span><text:bookmark-end text:name="__DdeLink__4633_14475410546"/><text:span text:style-name="T17"><text:s/></text:span>| <text:s/>Ev,Ib <text:s/>| <text:s/>Ev,Gv <text:s/>| <text:s/>Gv,Ev <text:s/>| <text:s/>Gv,Ev <text:s/>| <text:s/>Gv,Eb <text:s text:c="2"/>Gv,Ew <text:s/>|</text:p>
      <text:p text:style-name="P1"><text:s/>+---------+---------+---------+---------+---------+---------+--------+--------+---------+---------+---------+---------+---------+---------+--------+--------+</text:p>
      <text:p text:style-name="P1"><text:s/>|<text:span text:style-name="T17"> <text:s/>XADD <text:s text:c="2"/>| <text:s/>XADD <text:s text:c="2"/></text:span>| <text:s text:c="8"/>| <text:s text:c="8"/>| <text:s text:c="8"/>| <text:s text:c="8"/>| <text:s text:c="7"/>| <text:s text:c="7"/>|<text:span text:style-name="T17"> <text:s text:c="36"/>BSWAP <text:s text:c="34"/></text:span>|</text:p>
      <text:p text:style-name="P1">C|<text:span text:style-name="T26"> <text:s text:c="8"/>| <text:s text:c="8"/></text:span>| <text:s text:c="8"/>| <text:s text:c="8"/>| <text:s text:c="8"/>| <text:s text:c="8"/>| <text:s text:c="7"/>| <text:s text:c="7"/>|<text:span text:style-name="T26"> <text:s text:c="8"/>| <text:s text:c="8"/>| <text:s text:c="8"/>| <text:s text:c="8"/>| <text:s text:c="8"/>| <text:s text:c="8"/>| <text:s text:c="7"/>| <text:s text:c="7"/></text:span>|</text:p>
      <text:p text:style-name="P1"><text:s/>|<text:span text:style-name="T24"> <text:s/>Eb,Gb <text:s/>| <text:s/>Ev,Gv <text:s/></text:span>| <text:s text:c="8"/>| <text:s text:c="8"/>| <text:s text:c="8"/>| <text:s text:c="8"/>| <text:s text:c="7"/>| <text:s text:c="7"/>|<text:span text:style-name="T24"> <text:s text:c="2"/>eAX <text:s text:c="2"/>| <text:s text:c="2"/>eCX <text:s text:c="2"/>| <text:s text:c="2"/>eDX <text:s text:c="2"/>| <text:s text:c="2"/>eBX <text:s text:c="2"/>| <text:s text:c="2"/>eSP <text:s text:c="2"/>| <text:s text:c="2"/>eBP <text:s text:c="2"/>| <text:s/>eSI <text:s text:c="2"/>| <text:s/>eDI <text:s text:c="2"/></text:span>|</text:p>
      <text:p text:style-name="P1"><text:s/>+---------+---------+---------+---------+---------+---------+--------+--------+---------+---------+---------+---------+---------+---------+--------+--------+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D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+---------+---------+---------+---------+---------+---------+--------+--------+---------+---------+---------+---------+---------+---------+--------+--------+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E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+---------+---------+---------+---------+---------+---------+--------+--------+---------+---------+---------+---------+---------+---------+--------+--------+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F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1"><text:s/>| <text:s text:c="8"/>| <text:s text:c="8"/>| <text:s text:c="8"/>| <text:s text:c="8"/>| <text:s text:c="8"/>| <text:s text:c="8"/>| <text:s text:c="7"/>| <text:s text:c="7"/>| <text:s text:c="8"/>| <text:s text:c="8"/>| <text:s text:c="8"/>| <text:s text:c="8"/>| <text:s text:c="8"/>| <text:s text:c="8"/>| <text:s text:c="7"/>| <text:s text:c="7"/>|</text:p>
      <text:p text:style-name="P5"><text:s/>+---------+---------+---------+---------+---------+---------+--------+--------+---------+---------+---------+---------+---------+---------+--------+--------+1</text:p>
      <text:p text:style-name="P1"><text:soft-page-break/><text:s text:c="5"/>G <text:s text:c="22"/>+-------+-------+-------+</text:p>
      <text:p text:style-name="P3"><text:s text:c="5"/>r <text:s text:c="22"/>| <text:s/>mod <text:s/>| <text:s/>nnn <text:s/>| <text:s/>R/M <text:s/>|</text:p>
      <text:p text:style-name="P3"><text:s text:c="5"/>o <text:s text:c="22"/>+-------+-------+-------+</text:p>
      <text:p text:style-name="P3"><text:s text:c="5"/>u</text:p>
      <text:p text:style-name="P3"><text:s text:c="5"/>p <text:s text:c="2"/>000 <text:s text:c="4"/>001 <text:s text:c="4"/>010 <text:s text:c="4"/>011 <text:s text:c="4"/>100 <text:s text:c="4"/>101 <text:s text:c="4"/>110 <text:s text:c="4"/>111</text:p>
      <text:p text:style-name="P3"><text:s text:c="6"/>+-------+-------+-------+-------+-------+-------+-------+-------+</text:p>
      <text:p text:style-name="Preformatted_20_Text"><text:span text:style-name="T1"><text:s text:c="5"/>1|</text:span><text:span text:style-name="T3"> <text:s/></text:span><text:a xlink:type="simple" xlink:href="http://www.scs.stanford.edu/nyu/04fa/lab/i386/ADD.htm"><text:span text:style-name="T3">ADD</text:span></text:a><text:span text:style-name="T3"> <text:s/>| <text:s/></text:span><text:a xlink:type="simple" xlink:href="http://www.scs.stanford.edu/nyu/04fa/lab/i386/OR.htm"><text:span text:style-name="T3">OR</text:span></text:a><text:span text:style-name="T3"> <text:s text:c="2"/>| <text:s/></text:span><text:a xlink:type="simple" xlink:href="http://www.scs.stanford.edu/nyu/04fa/lab/i386/ADC.htm"><text:span text:style-name="T3">ADC</text:span></text:a><text:span text:style-name="T3"> <text:s/>| <text:s/></text:span><text:a xlink:type="simple" xlink:href="http://www.scs.stanford.edu/nyu/04fa/lab/i386/SBB.htm"><text:span text:style-name="T3">SBB</text:span></text:a><text:span text:style-name="T3"> <text:s/>| <text:s/></text:span><text:a xlink:type="simple" xlink:href="http://www.scs.stanford.edu/nyu/04fa/lab/i386/AND.htm"><text:span text:style-name="T3">AND</text:span></text:a><text:span text:style-name="T3"> <text:s/>| <text:s/></text:span><text:a xlink:type="simple" xlink:href="http://www.scs.stanford.edu/nyu/04fa/lab/i386/SUB.htm"><text:span text:style-name="T3">SUB</text:span></text:a><text:span text:style-name="T3"> <text:s/>| <text:s/></text:span><text:a xlink:type="simple" xlink:href="http://www.scs.stanford.edu/nyu/04fa/lab/i386/XOR.htm"><text:span text:style-name="T3">XOR</text:span></text:a><text:span text:style-name="T3"> <text:s/>| <text:s/></text:span><text:a xlink:type="simple" xlink:href="http://www.scs.stanford.edu/nyu/04fa/lab/i386/CMP.htm"><text:span text:style-name="T3">CMP</text:span></text:a><text:span text:style-name="T3"> <text:s/></text:span><text:span text:style-name="T1">|</text:span></text:p>
      <text:p text:style-name="P3"><text:s text:c="6"/>| <text:s text:c="6"/>| <text:s text:c="6"/>| <text:s text:c="6"/>| <text:s text:c="6"/>| <text:s text:c="6"/>| <text:s text:c="6"/>| <text:s text:c="6"/>| <text:s text:c="6"/>|</text:p>
      <text:p text:style-name="P3"><text:s text:c="6"/>+-------+-------+-------+-------+-------+-------+-------+-------+</text:p>
      <text:p text:style-name="Preformatted_20_Text"><text:span text:style-name="T1"><text:s text:c="5"/>2|</text:span><text:span text:style-name="T3"> </text:span><text:bookmark-start text:name="__DdeLink__2562_81001600"/><text:span text:style-name="T3"><text:s/></text:span><text:a xlink:type="simple" xlink:href="http://www.scs.stanford.edu/nyu/04fa/lab/i386/RCL.htm"><text:span text:style-name="T3">ROL</text:span></text:a><text:span text:style-name="T3"> <text:s/>| <text:s/></text:span><text:a xlink:type="simple" xlink:href="http://www.scs.stanford.edu/nyu/04fa/lab/i386/RCL.htm"><text:span text:style-name="T3">ROR</text:span></text:a><text:span text:style-name="T3"> <text:s/>| <text:s/></text:span><text:a xlink:type="simple" xlink:href="http://www.scs.stanford.edu/nyu/04fa/lab/i386/RCL.htm"><text:span text:style-name="T3">RCL</text:span></text:a><text:span text:style-name="T3"> <text:s/>| <text:s/></text:span><text:a xlink:type="simple" xlink:href="http://www.scs.stanford.edu/nyu/04fa/lab/i386/RCL.htm"><text:span text:style-name="T3">RCR</text:span></text:a><text:span text:style-name="T3"> <text:s/>| <text:s/></text:span><text:a xlink:type="simple" xlink:href="http://www.scs.stanford.edu/nyu/04fa/lab/i386/SAL.htm"><text:span text:style-name="T3">SHL</text:span></text:a><text:span text:style-name="T3"> <text:s/>| <text:s/></text:span><text:a xlink:type="simple" xlink:href="http://www.scs.stanford.edu/nyu/04fa/lab/i386/SAL.htm"><text:span text:style-name="T3">SHR</text:span></text:a><text:span text:style-name="T3"> <text:s/>| <text:s/>SHL <text:s/>| <text:s/></text:span><text:a xlink:type="simple" xlink:href="http://www.scs.stanford.edu/nyu/04fa/lab/i386/SAL.htm"><text:span text:style-name="T3">SAR</text:span></text:a><text:span text:style-name="T3"> </text:span><text:bookmark-end text:name="__DdeLink__2562_81001600"/><text:span text:style-name="T3"><text:s/></text:span><text:span text:style-name="T1">|</text:span></text:p>
      <text:p text:style-name="P3"><text:s text:c="6"/>| <text:s text:c="6"/>| <text:s text:c="6"/>| <text:s text:c="6"/>| <text:s text:c="6"/>| <text:s text:c="6"/>| <text:s text:c="6"/>|<text:span text:style-name="T23"> <text:s text:c="6"/></text:span>| <text:s text:c="6"/>|</text:p>
      <text:p text:style-name="P3"><text:s text:c="6"/>+-------+-------+-------+-------+-------+-------+-------+-------+</text:p>
      <text:p text:style-name="Preformatted_20_Text"><text:span text:style-name="T1"><text:s text:c="5"/>3|</text:span><text:span text:style-name="T3"> </text:span><text:a xlink:type="simple" xlink:href="http://www.scs.stanford.edu/nyu/04fa/lab/i386/TEST.htm"><text:span text:style-name="T3">TEST</text:span></text:a><text:span text:style-name="T3"> <text:s/></text:span><text:span text:style-name="T1">|</text:span><text:span text:style-name="T3"> </text:span><text:a xlink:type="simple" xlink:href="http://www.scs.stanford.edu/nyu/04fa/lab/i386/TEST.htm"><text:span text:style-name="T3">TEST</text:span></text:a><text:span text:style-name="T3"> <text:s/></text:span><text:span text:style-name="T1">|</text:span><text:span text:style-name="T3"> <text:s/></text:span><text:a xlink:type="simple" xlink:href="http://www.scs.stanford.edu/nyu/04fa/lab/i386/NOT.htm"><text:span text:style-name="T3">NOT</text:span></text:a><text:span text:style-name="T3"> <text:s/></text:span><text:span text:style-name="T1">|</text:span><text:span text:style-name="T3"> <text:s/></text:span><text:a xlink:type="simple" xlink:href="http://www.scs.stanford.edu/nyu/04fa/lab/i386/NEG.htm"><text:span text:style-name="T3">NEG</text:span></text:a><text:span text:style-name="T3"> <text:s/></text:span><text:span text:style-name="T1">|</text:span><text:span text:style-name="T3"> <text:s/></text:span><text:a xlink:type="simple" xlink:href="http://www.scs.stanford.edu/nyu/04fa/lab/i386/MUL.htm"><text:span text:style-name="T3">MUL</text:span></text:a><text:span text:style-name="T3"> <text:s/></text:span><text:span text:style-name="T1">|</text:span><text:span text:style-name="T3"> </text:span><text:a xlink:type="simple" xlink:href="http://www.scs.stanford.edu/nyu/04fa/lab/i386/IMUL.htm"><text:span text:style-name="T3">IMUL</text:span></text:a><text:span text:style-name="T3"> <text:s/></text:span><text:span text:style-name="T1">|</text:span><text:span text:style-name="T3"> <text:s/></text:span><text:a xlink:type="simple" xlink:href="http://www.scs.stanford.edu/nyu/04fa/lab/i386/DIV.htm"><text:span text:style-name="T3">DIV</text:span></text:a><text:span text:style-name="T3"> <text:s/></text:span><text:span text:style-name="T1">|</text:span><text:span text:style-name="T3"> </text:span><text:a xlink:type="simple" xlink:href="http://www.scs.stanford.edu/nyu/04fa/lab/i386/IDIV.htm"><text:span text:style-name="T3">IDIV</text:span></text:a><text:span text:style-name="T3"> <text:s/></text:span><text:span text:style-name="T1">|</text:span></text:p>
      <text:p text:style-name="P3"><text:s text:c="6"/>|<text:bookmark-start text:name="__DdeLink__4609_1447541054"/> Ib/Iv <text:bookmark-end text:name="__DdeLink__4609_1447541054"/>|<text:span text:style-name="T23"> Ib/Iv </text:span>| <text:s text:c="6"/>| <text:s text:c="6"/>|AL/eAX |AL/eAX |AL/eAX |AL/eAX |</text:p>
      <text:p text:style-name="P3"><text:s text:c="6"/>+-------+-------+-------+-------+-------+-------+-------+-------+</text:p>
      <text:p text:style-name="Preformatted_20_Text"><text:span text:style-name="T1"><text:s text:c="5"/>4|</text:span><text:span text:style-name="T3"> <text:s/>INC <text:s/></text:span><text:span text:style-name="T1">|</text:span><text:span text:style-name="T3"> <text:s/></text:span><text:a xlink:type="simple" xlink:href="http://www.scs.stanford.edu/nyu/04fa/lab/i386/DEC.htm"><text:span text:style-name="T3">DEC</text:span></text:a><text:span text:style-name="T3"> <text:s/></text:span><text:span text:style-name="T1">|</text:span><text:span text:style-name="T2"> <text:s text:c="6"/>| <text:s text:c="6"/>| <text:s text:c="6"/>| <text:s text:c="6"/>| <text:s text:c="6"/>| <text:s text:c="6"/></text:span><text:span text:style-name="T1">|</text:span></text:p>
      <text:p text:style-name="P3"><text:s text:c="6"/>| <text:s/>Eb <text:s text:c="2"/>| <text:s/>Eb <text:s text:c="2"/>|<text:span text:style-name="T17"> <text:s text:c="6"/>| <text:s text:c="6"/>| <text:s text:c="6"/>| <text:s text:c="6"/>| <text:s text:c="6"/>| <text:s text:c="6"/></text:span>|</text:p>
      <text:p text:style-name="P3"><text:s text:c="6"/>+-------+-------+-------+-------+-------+-------+-------+-------+</text:p>
      <text:p text:style-name="Preformatted_20_Text"><text:span text:style-name="T1"><text:s text:c="5"/>5|</text:span><text:span text:style-name="T3"> <text:s/></text:span><text:a xlink:type="simple" xlink:href="http://www.scs.stanford.edu/nyu/04fa/lab/i386/INC.htm"><text:span text:style-name="T3">INC</text:span></text:a><text:span text:style-name="T3"> <text:s/></text:span><text:span text:style-name="T1">|</text:span><text:span text:style-name="T3"> <text:s/></text:span><text:a xlink:type="simple" xlink:href="http://www.scs.stanford.edu/nyu/04fa/lab/i386/DEC.htm"><text:span text:style-name="T3">DEC</text:span></text:a><text:span text:style-name="T3"> <text:s/></text:span><text:span text:style-name="T1">|</text:span><text:span text:style-name="T3"> </text:span><text:a xlink:type="simple" xlink:href="http://www.scs.stanford.edu/nyu/04fa/lab/i386/CALL.htm"><text:span text:style-name="T3">CALL</text:span></text:a><text:span text:style-name="T3"> <text:s/>| </text:span><text:a xlink:type="simple" xlink:href="http://www.scs.stanford.edu/nyu/04fa/lab/i386/CALL.htm"><text:span text:style-name="T3">CALL</text:span></text:a><text:span text:style-name="T3"> <text:s/></text:span><text:span text:style-name="T1">|</text:span><text:span text:style-name="T3"> <text:s/></text:span><text:a xlink:type="simple" xlink:href="http://www.scs.stanford.edu/nyu/04fa/lab/i386/JMP.htm"><text:span text:style-name="T3">JMP</text:span></text:a><text:span text:style-name="T3"> <text:s/>| <text:s/></text:span><text:a xlink:type="simple" xlink:href="http://www.scs.stanford.edu/nyu/04fa/lab/i386/JMP.htm"><text:span text:style-name="T3">JMP</text:span></text:a><text:span text:style-name="T3"> <text:s/></text:span><text:span text:style-name="T1">|</text:span><text:span text:style-name="T3"> </text:span><text:a xlink:type="simple" xlink:href="http://www.scs.stanford.edu/nyu/04fa/lab/i386/PUSH.htm"><text:span text:style-name="T3">PUSH</text:span></text:a><text:span text:style-name="T3"> <text:s/></text:span><text:span text:style-name="T1">|</text:span><text:bookmark-start text:name="__DdeLink__4617_1447541054"/><text:span text:style-name="T2"> <text:s text:c="6"/></text:span><text:bookmark-end text:name="__DdeLink__4617_1447541054"/><text:span text:style-name="T1">|</text:span></text:p>
      <text:p text:style-name="P3"><text:s text:c="6"/>| <text:s/>Ev <text:s text:c="2"/>| <text:s/>Ev <text:s text:c="2"/>| <text:s/>Ev <text:s text:c="2"/>| <text:s/>Ep <text:s text:c="2"/>| <text:s/>Ev <text:s text:c="2"/>| <text:s/>Ep <text:s text:c="2"/>| <text:s/>Ev <text:s text:c="2"/>|<text:span text:style-name="T17"> <text:s text:c="6"/>|</text:span></text:p>
      <text:p text:style-name="P4"><text:s text:c="6"/>+-------+-------+-------+-------+-------+-------+-------+-------+</text:p>
      <text:h text:style-name="P7" text:outline-level="3">Opcodes determined by bits 5,4,3 of modR/M byte</text:h>
      <text:p text:style-name="P3"><text:s text:c="5"/>G <text:s text:c="22"/>+-------+-------+-------+</text:p>
      <text:p text:style-name="P3"><text:s text:c="5"/>r <text:s text:c="22"/>| <text:s/>mod <text:s/>| <text:s/>nnn <text:s/>| <text:s/>R/M <text:s/>|</text:p>
      <text:p text:style-name="P3"><text:s text:c="5"/>o <text:s text:c="22"/>+-------+-------+-------+</text:p>
      <text:p text:style-name="P3"><text:s text:c="5"/>u</text:p>
      <text:p text:style-name="P3"><text:s text:c="5"/>p <text:s text:c="2"/>000 <text:s text:c="4"/>001 <text:s text:c="4"/>010 <text:s text:c="4"/>011 <text:s text:c="4"/>100 <text:s text:c="4"/>101 <text:s text:c="4"/>110 <text:s text:c="4"/>111</text:p>
      <text:p text:style-name="P3"><text:s text:c="6"/>+-------+-------+-------+-------+-------+-------+-------+-------+</text:p>
      <text:p text:style-name="Preformatted_20_Text"><text:span text:style-name="T1"><text:s text:c="5"/>6|</text:span><text:span text:style-name="T3"> </text:span><text:a xlink:type="simple" xlink:href="http://www.scs.stanford.edu/nyu/04fa/lab/i386/SLDT.htm"><text:span text:style-name="T3">SLDT</text:span></text:a><text:span text:style-name="T3"> <text:s/>| <text:s/></text:span><text:a xlink:type="simple" xlink:href="http://www.scs.stanford.edu/nyu/04fa/lab/i386/STR.htm"><text:span text:style-name="T3">STR</text:span></text:a><text:span text:style-name="T3"> <text:s/></text:span><text:span text:style-name="T7">|</text:span><text:span text:style-name="T3"> </text:span><text:a xlink:type="simple" xlink:href="http://www.scs.stanford.edu/nyu/04fa/lab/i386/LLDT.htm"><text:span text:style-name="T3">LLDT</text:span></text:a><text:span text:style-name="T3"> <text:s/>| <text:s/></text:span><text:a xlink:type="simple" xlink:href="http://www.scs.stanford.edu/nyu/04fa/lab/i386/LTR.htm"><text:span text:style-name="T3">LTR</text:span></text:a><text:span text:style-name="T3"> <text:s/></text:span><text:span text:style-name="T7">|</text:span><text:span text:style-name="T3"> </text:span><text:a xlink:type="simple" xlink:href="http://www.scs.stanford.edu/nyu/04fa/lab/i386/VERR.htm"><text:span text:style-name="T3">VERR</text:span></text:a><text:span text:style-name="T3"> <text:s/>| </text:span><text:a xlink:type="simple" xlink:href="http://www.scs.stanford.edu/nyu/04fa/lab/i386/VERR.htm"><text:span text:style-name="T3">VERW</text:span></text:a><text:span text:style-name="T3"> <text:s/></text:span><text:span text:style-name="T1">|</text:span><text:bookmark-start text:name="__DdeLink__4619_1447541054"/><text:span text:style-name="T2"> <text:s text:c="6"/></text:span><text:bookmark-end text:name="__DdeLink__4619_1447541054"/><text:span text:style-name="T1">|</text:span><text:span text:style-name="T2"> <text:s text:c="6"/></text:span><text:span text:style-name="T1">|</text:span></text:p>
      <text:p text:style-name="P3"><text:s text:c="6"/>| <text:s/>Ew <text:s text:c="2"/>| <text:s/>Ew <text:s text:c="2"/>| <text:s/>Ew <text:s text:c="2"/>| <text:s/>Ew <text:s text:c="2"/>| <text:s/>Ew <text:s text:c="2"/>| <text:s/>Ew <text:s text:c="2"/>|<text:span text:style-name="T17"> <text:s text:c="6"/>| </text:span><text:span text:style-name="T20"><text:s text:c="5"/></text:span><text:span text:style-name="T17"><text:s/>|</text:span></text:p>
      <text:p text:style-name="P3"><text:s text:c="6"/>+-------+-------+-------+-------+-------+-------+-------+-------+</text:p>
      <text:p text:style-name="Preformatted_20_Text"><text:span text:style-name="T1"><text:s text:c="5"/>7|</text:span><text:span text:style-name="T3"> </text:span><text:a xlink:type="simple" xlink:href="http://www.scs.stanford.edu/nyu/04fa/lab/i386/SGDT.htm"><text:span text:style-name="T3">SGDT</text:span></text:a><text:span text:style-name="T3"> <text:s/>| </text:span><text:a xlink:type="simple" xlink:href="http://www.scs.stanford.edu/nyu/04fa/lab/i386/SGDT.htm"><text:span text:style-name="T3">SIDT</text:span></text:a><text:span text:style-name="T3"> <text:s/></text:span><text:span text:style-name="T7">|</text:span><text:span text:style-name="T3"> </text:span><text:a xlink:type="simple" xlink:href="http://www.scs.stanford.edu/nyu/04fa/lab/i386/LGDT.htm"><text:span text:style-name="T3">LGDT</text:span></text:a><text:span text:style-name="T3"> <text:s/>| </text:span><text:a xlink:type="simple" xlink:href="http://www.scs.stanford.edu/nyu/04fa/lab/i386/LGDT.htm"><text:span text:style-name="T3">LIDT</text:span></text:a><text:span text:style-name="T3"> <text:s/></text:span><text:span text:style-name="T7">|</text:span><text:span text:style-name="T3"> </text:span><text:a xlink:type="simple" xlink:href="http://www.scs.stanford.edu/nyu/04fa/lab/i386/SMSW.htm"><text:span text:style-name="T3">SMSW</text:span></text:a><text:span text:style-name="T3"> <text:s/></text:span><text:span text:style-name="T1">|</text:span><text:bookmark-start text:name="__DdeLink__4621_1447541054"/><text:span text:style-name="T2"> <text:s text:c="6"/></text:span><text:bookmark-end text:name="__DdeLink__4621_1447541054"/><text:span text:style-name="T1">|</text:span><text:span text:style-name="T3"> </text:span><text:a xlink:type="simple" xlink:href="http://www.scs.stanford.edu/nyu/04fa/lab/i386/LMSW.htm"><text:span text:style-name="T3">LMSW</text:span></text:a><text:span text:style-name="T3"> <text:s/></text:span><text:span text:style-name="T7">|</text:span><text:span text:style-name="T3">INVLPG </text:span><text:span text:style-name="T1">|</text:span></text:p>
      <text:p text:style-name="P3"><text:s text:c="6"/>| <text:s/>Ms <text:s text:c="2"/>| <text:s/>Ms <text:s text:c="2"/>| <text:s/>Ms <text:s text:c="2"/>| <text:s text:c="2"/>Ms <text:s/>| <text:s/>Ew <text:s text:c="2"/>|<text:span text:style-name="T17"> <text:s/></text:span><text:span text:style-name="T21">Grp7</text:span><text:span text:style-name="T17"> </text:span>| <text:s/>Ew <text:s text:c="2"/>|<text:span text:style-name="T24"> <text:s text:c="6"/></text:span>|</text:p>
      <text:p text:style-name="P3"><text:s text:c="6"/>+-------+-------+-------+-------+-------+-------+-------+-------+</text:p>
      <text:p text:style-name="Preformatted_20_Text"><text:span text:style-name="T1"><text:s text:c="5"/>8|</text:span><text:span text:style-name="T2"> <text:s text:c="6"/></text:span><text:span text:style-name="T1">|</text:span><text:span text:style-name="T2"> <text:s text:c="6"/></text:span><text:span text:style-name="T1">|</text:span><text:span text:style-name="T2"> <text:s text:c="6"/></text:span><text:span text:style-name="T1">|</text:span><text:span text:style-name="T2"> <text:s text:c="6"/></text:span><text:span text:style-name="T1">|</text:span><text:span text:style-name="T3"> <text:s/></text:span><text:a xlink:type="simple" xlink:href="http://www.scs.stanford.edu/nyu/04fa/lab/i386/BT.htm"><text:span text:style-name="T3">BT</text:span></text:a><text:span text:style-name="T3"> <text:s text:c="2"/></text:span><text:span text:style-name="T1">|</text:span><text:span text:style-name="T3"> <text:s/></text:span><text:a xlink:type="simple" xlink:href="http://www.scs.stanford.edu/nyu/04fa/lab/i386/BTS.htm"><text:span text:style-name="T3">BTS</text:span></text:a><text:span text:style-name="T3"> <text:s/></text:span><text:span text:style-name="T1">|</text:span><text:span text:style-name="T3"> <text:s/></text:span><text:a xlink:type="simple" xlink:href="http://www.scs.stanford.edu/nyu/04fa/lab/i386/BTR.htm"><text:span text:style-name="T3">BTR</text:span></text:a><text:span text:style-name="T3"> <text:s/></text:span><text:span text:style-name="T1">|</text:span><text:span text:style-name="T3"> <text:s/></text:span><text:a xlink:type="simple" xlink:href="http://www.scs.stanford.edu/nyu/04fa/lab/i386/BTC.htm"><text:span text:style-name="T3">BTC</text:span></text:a><text:span text:style-name="T3"> <text:s/></text:span><text:span text:style-name="T1">|</text:span></text:p>
      <text:p text:style-name="P3"><text:s text:c="6"/>|<text:span text:style-name="T17"> <text:s text:c="6"/>| <text:s text:c="6"/>| <text:s text:c="6"/>| <text:s text:c="6"/></text:span>| <text:s text:c="6"/>| <text:s text:c="6"/>| <text:s text:c="6"/>| <text:s text:c="6"/>|</text:p>
      <text:p text:style-name="P4"><text:s text:c="6"/>+-------+-------+-------+-------+-------+-------+-------+-------+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Nimbus Roman No9 L" fo:font-family="'Nimbus Roman No9 L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6T18:46:02</meta:creation-date>
    <dc:date>2014-03-24T21:26:47.371013432</dc:date>
    <meta:editing-duration>P84DT15H16M41S</meta:editing-duration>
    <meta:editing-cycles>204</meta:editing-cycles>
    <meta:generator>LibreOffice/4.2.2.1$Linux_X86_64 LibreOffice_project/420m0$Build-1</meta:generator>
    <meta:document-statistic meta:table-count="0" meta:image-count="0" meta:object-count="0" meta:page-count="3" meta:paragraph-count="169" meta:word-count="2938" meta:character-count="23213" meta:non-whitespace-character-count="12007"/>
  </office:meta>
</office:document-meta>
</file>